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443cm"/>
    </style:style>
    <style:style style:name="Tabla1.B" style:family="table-column">
      <style:table-column-properties style:column-width="6.179cm"/>
    </style:style>
    <style:style style:name="Tabla1.C" style:family="table-column">
      <style:table-column-properties style:column-width="6.378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4.415cm"/>
    </style:style>
    <style:style style:name="Tabla2.B" style:family="table-column">
      <style:table-column-properties style:column-width="5.81cm"/>
    </style:style>
    <style:style style:name="Tabla2.C" style:family="table-column">
      <style:table-column-properties style:column-width="6.775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4.634cm"/>
    </style:style>
    <style:style style:name="Tabla3.B" style:family="table-column">
      <style:table-column-properties style:column-width="5.535cm"/>
    </style:style>
    <style:style style:name="Tabla3.C" style:family="table-column">
      <style:table-column-properties style:column-width="6.832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4.957cm"/>
    </style:style>
    <style:style style:name="Tabla4.B" style:family="table-column">
      <style:table-column-properties style:column-width="5.738cm"/>
    </style:style>
    <style:style style:name="Tabla4.C" style:family="table-column">
      <style:table-column-properties style:column-width="6.306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4.352cm"/>
    </style:style>
    <style:style style:name="Tabla5.B" style:family="table-column">
      <style:table-column-properties style:column-width="5.676cm"/>
    </style:style>
    <style:style style:name="Tabla5.C" style:family="table-column">
      <style:table-column-properties style:column-width="6.973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0.809cm" table:align="left"/>
    </style:style>
    <style:style style:name="Tabla6.A" style:family="table-column">
      <style:table-column-properties style:column-width="2.189cm"/>
    </style:style>
    <style:style style:name="Tabla6.B" style:family="table-column">
      <style:table-column-properties style:column-width="4.336cm"/>
    </style:style>
    <style:style style:name="Tabla6.C" style:family="table-column">
      <style:table-column-properties style:column-width="4.284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7cm" table:align="left"/>
    </style:style>
    <style:style style:name="Tabla7.A" style:family="table-column">
      <style:table-column-properties style:column-width="5.821cm"/>
    </style:style>
    <style:style style:name="Tabla7.B" style:family="table-column">
      <style:table-column-properties style:column-width="5.14cm"/>
    </style:style>
    <style:style style:name="Tabla7.C" style:family="table-column">
      <style:table-column-properties style:column-width="6.04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8.243cm" table:align="left"/>
    </style:style>
    <style:style style:name="Tabla8.A" style:family="table-column">
      <style:table-column-properties style:column-width="2.189cm"/>
    </style:style>
    <style:style style:name="Tabla8.B" style:family="table-column">
      <style:table-column-properties style:column-width="2.401cm"/>
    </style:style>
    <style:style style:name="Tabla8.C" style:family="table-column">
      <style:table-column-properties style:column-width="3.653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17cm" table:align="left"/>
    </style:style>
    <style:style style:name="Tabla9.A" style:family="table-column">
      <style:table-column-properties style:column-width="5.186cm"/>
    </style:style>
    <style:style style:name="Tabla9.B" style:family="table-column">
      <style:table-column-properties style:column-width="5.577cm"/>
    </style:style>
    <style:style style:name="Tabla9.C" style:family="table-column">
      <style:table-column-properties style:column-width="6.237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17cm" table:align="left"/>
    </style:style>
    <style:style style:name="Tabla10.A" style:family="table-column">
      <style:table-column-properties style:column-width="2.189cm"/>
    </style:style>
    <style:style style:name="Tabla10.B" style:family="table-column">
      <style:table-column-properties style:column-width="2.884cm"/>
    </style:style>
    <style:style style:name="Tabla10.C" style:family="table-column">
      <style:table-column-properties style:column-width="3.731cm"/>
    </style:style>
    <style:style style:name="Tabla10.D" style:family="table-column">
      <style:table-column-properties style:column-width="8.197cm"/>
    </style:style>
    <style:style style:name="Tabla10.A1" style:family="table-cell">
      <style:table-cell-properties style:vertical-align="middle" fo:padding="0.049cm" fo:border="none"/>
    </style:style>
    <style:style style:name="P1" style:family="paragraph" style:parent-style-name="Title">
      <style:text-properties officeooo:paragraph-rsid="00244d3c"/>
    </style:style>
    <style:style style:name="P2" style:family="paragraph" style:parent-style-name="Text_20_body">
      <style:text-properties officeooo:paragraph-rsid="00302034"/>
    </style:style>
    <style:style style:name="P3" style:family="paragraph" style:parent-style-name="Heading_20_3">
      <style:text-properties officeooo:rsid="003520f5" officeooo:paragraph-rsid="003520f5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3">
      <style:text-properties officeooo:rsid="003520f5" officeooo:paragraph-rsid="00302034"/>
    </style:style>
    <style:style style:name="P7" style:family="paragraph" style:parent-style-name="Heading_20_6">
      <style:paragraph-properties fo:break-before="page"/>
    </style:style>
    <style:style style:name="P8" style:family="paragraph" style:parent-style-name="Preformatted_20_Text" style:list-style-name="L12">
      <style:paragraph-properties style:writing-mode="lr-tb"/>
    </style:style>
    <style:style style:name="P9" style:family="paragraph" style:parent-style-name="Preformatted_20_Text" style:list-style-name="L12">
      <style:paragraph-properties fo:margin-top="0cm" fo:margin-bottom="0.499cm" style:contextual-spacing="false" style:writing-mode="lr-tb"/>
    </style:style>
    <style:style style:name="P10" style:family="paragraph" style:parent-style-name="Preformatted_20_Text" style:list-style-name="L12">
      <style:paragraph-properties fo:margin-left="0cm" fo:margin-right="0cm" fo:text-indent="0cm" style:auto-text-indent="false" style:writing-mode="lr-tb"/>
    </style:style>
    <style:style style:name="P11" style:family="paragraph" style:parent-style-name="Preformatted_20_Text" style:list-style-name="L22"/>
    <style:style style:name="P12" style:family="paragraph" style:parent-style-name="Preformatted_20_Text" style:list-style-name="L2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" style:family="paragraph" style:parent-style-name="Preformatted_20_Text" style:list-style-name="L26"/>
    <style:style style:name="P14" style:family="paragraph" style:parent-style-name="Preformatted_20_Text" style:list-style-name="L2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" style:family="paragraph" style:parent-style-name="Preformatted_20_Text" style:list-style-name="L27"/>
    <style:style style:name="P16" style:family="paragraph" style:parent-style-name="Preformatted_20_Text" style:list-style-name="L2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7" style:family="paragraph" style:parent-style-name="Preformatted_20_Text" style:list-style-name="L28"/>
    <style:style style:name="P18" style:family="paragraph" style:parent-style-name="Preformatted_20_Text" style:list-style-name="L28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9" style:family="paragraph" style:parent-style-name="Preformatted_20_Text" style:list-style-name="L29"/>
    <style:style style:name="P20" style:family="paragraph" style:parent-style-name="Preformatted_20_Text" style:list-style-name="L29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3" style:family="paragraph" style:parent-style-name="Preformatted_20_Text">
      <style:paragraph-properties style:writing-mode="lr-tb"/>
    </style:style>
    <style:style style:name="P24" style:family="paragraph" style:parent-style-name="Preformatted_20_Text">
      <style:paragraph-properties fo:margin-top="0cm" fo:margin-bottom="0.499cm" style:contextual-spacing="false" style:writing-mode="lr-tb"/>
    </style:style>
    <style:style style:name="P25" style:family="paragraph" style:parent-style-name="Preformatted_20_Text" style:list-style-name="L32"/>
    <style:style style:name="P26" style:family="paragraph" style:parent-style-name="Preformatted_20_Text" style:list-style-name="L3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7" style:family="paragraph" style:parent-style-name="Preformatted_20_Text" style:list-style-name="L39"/>
    <style:style style:name="P28" style:family="paragraph" style:parent-style-name="Preformatted_20_Text" style:list-style-name="L39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9" style:family="paragraph" style:parent-style-name="Preformatted_20_Text" style:list-style-name="L41"/>
    <style:style style:name="P30" style:family="paragraph" style:parent-style-name="Preformatted_20_Text" style:list-style-name="L4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1" style:family="paragraph" style:parent-style-name="Preformatted_20_Text" style:list-style-name="L47"/>
    <style:style style:name="P32" style:family="paragraph" style:parent-style-name="Preformatted_20_Text" style:list-style-name="L47">
      <style:paragraph-properties fo:margin-top="0cm" fo:margin-bottom="0.499cm" style:contextual-spacing="false" style:writing-mode="lr-tb"/>
    </style:style>
    <style:style style:name="P33" style:family="paragraph" style:parent-style-name="Preformatted_20_Text" style:list-style-name="L4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4" style:family="paragraph" style:parent-style-name="Preformatted_20_Text" style:list-style-name="L47">
      <style:paragraph-properties fo:margin-left="0cm" fo:margin-right="0cm" fo:text-indent="0cm" style:auto-text-indent="false" style:writing-mode="lr-tb"/>
    </style:style>
    <style:style style:name="P35" style:family="paragraph" style:parent-style-name="Text_20_body" style:list-style-name="L1"/>
    <style:style style:name="P36" style:family="paragraph" style:parent-style-name="Text_20_body" style:list-style-name="L1">
      <style:paragraph-properties fo:margin-top="0cm" fo:margin-bottom="0cm" style:contextual-spacing="false"/>
    </style:style>
    <style:style style:name="P37" style:family="paragraph" style:parent-style-name="Text_20_body" style:list-style-name="L2"/>
    <style:style style:name="P38" style:family="paragraph" style:parent-style-name="Text_20_body" style:list-style-name="L2">
      <style:paragraph-properties fo:margin-top="0cm" fo:margin-bottom="0cm" style:contextual-spacing="false"/>
    </style:style>
    <style:style style:name="P39" style:family="paragraph" style:parent-style-name="Text_20_body" style:list-style-name="L3"/>
    <style:style style:name="P40" style:family="paragraph" style:parent-style-name="Text_20_body" style:list-style-name="L3">
      <style:paragraph-properties fo:margin-top="0cm" fo:margin-bottom="0cm" style:contextual-spacing="false"/>
    </style:style>
    <style:style style:name="P41" style:family="paragraph" style:parent-style-name="Text_20_body" style:list-style-name="L4"/>
    <style:style style:name="P42" style:family="paragraph" style:parent-style-name="Text_20_body" style:list-style-name="L4">
      <style:paragraph-properties fo:margin-top="0cm" fo:margin-bottom="0cm" style:contextual-spacing="false"/>
    </style:style>
    <style:style style:name="P43" style:family="paragraph" style:parent-style-name="Text_20_body" style:list-style-name="L5"/>
    <style:style style:name="P44" style:family="paragraph" style:parent-style-name="Text_20_body" style:list-style-name="L5">
      <style:paragraph-properties fo:margin-top="0cm" fo:margin-bottom="0cm" style:contextual-spacing="false"/>
    </style:style>
    <style:style style:name="P45" style:family="paragraph" style:parent-style-name="Text_20_body" style:list-style-name="L6"/>
    <style:style style:name="P46" style:family="paragraph" style:parent-style-name="Text_20_body" style:list-style-name="L6">
      <style:paragraph-properties fo:margin-top="0cm" fo:margin-bottom="0cm" style:contextual-spacing="false"/>
    </style:style>
    <style:style style:name="P47" style:family="paragraph" style:parent-style-name="Text_20_body" style:list-style-name="L7"/>
    <style:style style:name="P48" style:family="paragraph" style:parent-style-name="Text_20_body" style:list-style-name="L7">
      <style:paragraph-properties fo:margin-top="0cm" fo:margin-bottom="0cm" style:contextual-spacing="false"/>
    </style:style>
    <style:style style:name="P49" style:family="paragraph" style:parent-style-name="Text_20_body" style:list-style-name="L8"/>
    <style:style style:name="P50" style:family="paragraph" style:parent-style-name="Text_20_body" style:list-style-name="L8">
      <style:paragraph-properties fo:margin-top="0cm" fo:margin-bottom="0cm" style:contextual-spacing="false"/>
    </style:style>
    <style:style style:name="P51" style:family="paragraph" style:parent-style-name="Text_20_body">
      <style:text-properties officeooo:rsid="003520f5" officeooo:paragraph-rsid="00302034"/>
    </style:style>
    <style:style style:name="P52" style:family="paragraph" style:parent-style-name="Text_20_body" style:list-style-name="L9"/>
    <style:style style:name="P53" style:family="paragraph" style:parent-style-name="Text_20_body" style:list-style-name="L9">
      <style:paragraph-properties fo:margin-top="0cm" fo:margin-bottom="0cm" style:contextual-spacing="false"/>
    </style:style>
    <style:style style:name="P54" style:family="paragraph" style:parent-style-name="Text_20_body" style:list-style-name="L10"/>
    <style:style style:name="P55" style:family="paragraph" style:parent-style-name="Text_20_body" style:list-style-name="L10">
      <style:paragraph-properties fo:margin-top="0cm" fo:margin-bottom="0cm" style:contextual-spacing="false"/>
    </style:style>
    <style:style style:name="P56" style:family="paragraph" style:parent-style-name="Text_20_body" style:list-style-name="L11"/>
    <style:style style:name="P57" style:family="paragraph" style:parent-style-name="Text_20_body" style:list-style-name="L11">
      <style:paragraph-properties fo:margin-top="0cm" fo:margin-bottom="0cm" style:contextual-spacing="false"/>
    </style:style>
    <style:style style:name="P58" style:family="paragraph" style:parent-style-name="Text_20_body" style:list-style-name="L12"/>
    <style:style style:name="P59" style:family="paragraph" style:parent-style-name="Text_20_body" style:list-style-name="L13"/>
    <style:style style:name="P60" style:family="paragraph" style:parent-style-name="Text_20_body" style:list-style-name="L13">
      <style:paragraph-properties fo:margin-top="0cm" fo:margin-bottom="0cm" style:contextual-spacing="false"/>
    </style:style>
    <style:style style:name="P61" style:family="paragraph" style:parent-style-name="Text_20_body" style:list-style-name="L14"/>
    <style:style style:name="P62" style:family="paragraph" style:parent-style-name="Text_20_body" style:list-style-name="L14">
      <style:paragraph-properties fo:margin-top="0cm" fo:margin-bottom="0cm" style:contextual-spacing="false"/>
    </style:style>
    <style:style style:name="P63" style:family="paragraph" style:parent-style-name="Text_20_body" style:list-style-name="L15"/>
    <style:style style:name="P64" style:family="paragraph" style:parent-style-name="Text_20_body" style:list-style-name="L15">
      <style:paragraph-properties fo:margin-top="0cm" fo:margin-bottom="0cm" style:contextual-spacing="false"/>
    </style:style>
    <style:style style:name="P65" style:family="paragraph" style:parent-style-name="Text_20_body" style:list-style-name="L16"/>
    <style:style style:name="P66" style:family="paragraph" style:parent-style-name="Text_20_body" style:list-style-name="L16">
      <style:paragraph-properties fo:margin-top="0cm" fo:margin-bottom="0cm" style:contextual-spacing="false"/>
    </style:style>
    <style:style style:name="P67" style:family="paragraph" style:parent-style-name="Text_20_body" style:list-style-name="L17"/>
    <style:style style:name="P68" style:family="paragraph" style:parent-style-name="Text_20_body" style:list-style-name="L17">
      <style:paragraph-properties fo:margin-top="0cm" fo:margin-bottom="0cm" style:contextual-spacing="false"/>
    </style:style>
    <style:style style:name="P69" style:family="paragraph" style:parent-style-name="Text_20_body" style:list-style-name="L18"/>
    <style:style style:name="P70" style:family="paragraph" style:parent-style-name="Text_20_body" style:list-style-name="L18">
      <style:paragraph-properties fo:margin-top="0cm" fo:margin-bottom="0cm" style:contextual-spacing="false"/>
    </style:style>
    <style:style style:name="P71" style:family="paragraph" style:parent-style-name="Text_20_body" style:list-style-name="L19"/>
    <style:style style:name="P72" style:family="paragraph" style:parent-style-name="Text_20_body" style:list-style-name="L19">
      <style:paragraph-properties fo:margin-top="0cm" fo:margin-bottom="0cm" style:contextual-spacing="false"/>
    </style:style>
    <style:style style:name="P73" style:family="paragraph" style:parent-style-name="Text_20_body" style:list-style-name="L20"/>
    <style:style style:name="P74" style:family="paragraph" style:parent-style-name="Text_20_body" style:list-style-name="L20">
      <style:paragraph-properties fo:margin-top="0cm" fo:margin-bottom="0cm" style:contextual-spacing="false"/>
    </style:style>
    <style:style style:name="P75" style:family="paragraph" style:parent-style-name="Text_20_body" style:list-style-name="L21"/>
    <style:style style:name="P76" style:family="paragraph" style:parent-style-name="Text_20_body" style:list-style-name="L21">
      <style:paragraph-properties fo:margin-top="0cm" fo:margin-bottom="0cm" style:contextual-spacing="false"/>
    </style:style>
    <style:style style:name="P77" style:family="paragraph" style:parent-style-name="Text_20_body" style:list-style-name="L22"/>
    <style:style style:name="P78" style:family="paragraph" style:parent-style-name="Text_20_body" style:list-style-name="L22">
      <style:paragraph-properties fo:margin-top="0cm" fo:margin-bottom="0cm" style:contextual-spacing="false"/>
    </style:style>
    <style:style style:name="P79" style:family="paragraph" style:parent-style-name="Text_20_body" style:list-style-name="L23"/>
    <style:style style:name="P80" style:family="paragraph" style:parent-style-name="Text_20_body" style:list-style-name="L23">
      <style:paragraph-properties fo:margin-top="0cm" fo:margin-bottom="0cm" style:contextual-spacing="false"/>
    </style:style>
    <style:style style:name="P81" style:family="paragraph" style:parent-style-name="Text_20_body" style:list-style-name="L24"/>
    <style:style style:name="P82" style:family="paragraph" style:parent-style-name="Text_20_body" style:list-style-name="L24">
      <style:paragraph-properties fo:margin-top="0cm" fo:margin-bottom="0cm" style:contextual-spacing="false"/>
    </style:style>
    <style:style style:name="P83" style:family="paragraph" style:parent-style-name="Text_20_body" style:list-style-name="L25"/>
    <style:style style:name="P84" style:family="paragraph" style:parent-style-name="Text_20_body" style:list-style-name="L25">
      <style:paragraph-properties fo:margin-top="0cm" fo:margin-bottom="0cm" style:contextual-spacing="false"/>
    </style:style>
    <style:style style:name="P85" style:family="paragraph" style:parent-style-name="Text_20_body" style:list-style-name="L26"/>
    <style:style style:name="P86" style:family="paragraph" style:parent-style-name="Text_20_body" style:list-style-name="L26">
      <style:paragraph-properties fo:margin-top="0cm" fo:margin-bottom="0cm" style:contextual-spacing="false"/>
    </style:style>
    <style:style style:name="P87" style:family="paragraph" style:parent-style-name="Text_20_body" style:list-style-name="L27"/>
    <style:style style:name="P88" style:family="paragraph" style:parent-style-name="Text_20_body" style:list-style-name="L27">
      <style:paragraph-properties fo:margin-top="0cm" fo:margin-bottom="0cm" style:contextual-spacing="false"/>
    </style:style>
    <style:style style:name="P89" style:family="paragraph" style:parent-style-name="Text_20_body" style:list-style-name="L28"/>
    <style:style style:name="P90" style:family="paragraph" style:parent-style-name="Text_20_body" style:list-style-name="L28">
      <style:paragraph-properties fo:margin-top="0cm" fo:margin-bottom="0cm" style:contextual-spacing="false"/>
    </style:style>
    <style:style style:name="P91" style:family="paragraph" style:parent-style-name="Text_20_body" style:list-style-name="L29"/>
    <style:style style:name="P92" style:family="paragraph" style:parent-style-name="Text_20_body" style:list-style-name="L29">
      <style:paragraph-properties fo:margin-top="0cm" fo:margin-bottom="0cm" style:contextual-spacing="false"/>
    </style:style>
    <style:style style:name="P93" style:family="paragraph" style:parent-style-name="Text_20_body" style:list-style-name="L30"/>
    <style:style style:name="P94" style:family="paragraph" style:parent-style-name="Text_20_body" style:list-style-name="L30">
      <style:paragraph-properties fo:margin-top="0cm" fo:margin-bottom="0cm" style:contextual-spacing="false"/>
    </style:style>
    <style:style style:name="P95" style:family="paragraph" style:parent-style-name="Text_20_body" style:list-style-name="L31"/>
    <style:style style:name="P96" style:family="paragraph" style:parent-style-name="Text_20_body" style:list-style-name="L31">
      <style:paragraph-properties fo:margin-top="0cm" fo:margin-bottom="0cm" style:contextual-spacing="false"/>
    </style:style>
    <style:style style:name="P97" style:family="paragraph" style:parent-style-name="Text_20_body" style:list-style-name="L32"/>
    <style:style style:name="P98" style:family="paragraph" style:parent-style-name="Text_20_body" style:list-style-name="L33"/>
    <style:style style:name="P99" style:family="paragraph" style:parent-style-name="Text_20_body" style:list-style-name="L33">
      <style:paragraph-properties fo:margin-top="0cm" fo:margin-bottom="0cm" style:contextual-spacing="false"/>
    </style:style>
    <style:style style:name="P100" style:family="paragraph" style:parent-style-name="Text_20_body" style:list-style-name="L34"/>
    <style:style style:name="P101" style:family="paragraph" style:parent-style-name="Text_20_body" style:list-style-name="L34">
      <style:paragraph-properties fo:margin-top="0cm" fo:margin-bottom="0cm" style:contextual-spacing="false"/>
    </style:style>
    <style:style style:name="P102" style:family="paragraph" style:parent-style-name="Text_20_body" style:list-style-name="L35"/>
    <style:style style:name="P103" style:family="paragraph" style:parent-style-name="Text_20_body" style:list-style-name="L35">
      <style:paragraph-properties fo:margin-top="0cm" fo:margin-bottom="0cm" style:contextual-spacing="false"/>
    </style:style>
    <style:style style:name="P104" style:family="paragraph" style:parent-style-name="Text_20_body" style:list-style-name="L36"/>
    <style:style style:name="P105" style:family="paragraph" style:parent-style-name="Text_20_body" style:list-style-name="L37"/>
    <style:style style:name="P106" style:family="paragraph" style:parent-style-name="Text_20_body" style:list-style-name="L38"/>
    <style:style style:name="P107" style:family="paragraph" style:parent-style-name="Text_20_body" style:list-style-name="L38">
      <style:paragraph-properties fo:margin-top="0cm" fo:margin-bottom="0cm" style:contextual-spacing="false"/>
    </style:style>
    <style:style style:name="P108" style:family="paragraph" style:parent-style-name="Text_20_body" style:list-style-name="L39"/>
    <style:style style:name="P109" style:family="paragraph" style:parent-style-name="Text_20_body" style:list-style-name="L40"/>
    <style:style style:name="P110" style:family="paragraph" style:parent-style-name="Text_20_body" style:list-style-name="L40">
      <style:paragraph-properties fo:margin-top="0cm" fo:margin-bottom="0cm" style:contextual-spacing="false"/>
    </style:style>
    <style:style style:name="P111" style:family="paragraph" style:parent-style-name="Text_20_body" style:list-style-name="L41"/>
    <style:style style:name="P112" style:family="paragraph" style:parent-style-name="Text_20_body" style:list-style-name="L41">
      <style:paragraph-properties fo:margin-top="0cm" fo:margin-bottom="0cm" style:contextual-spacing="false"/>
    </style:style>
    <style:style style:name="P113" style:family="paragraph" style:parent-style-name="Text_20_body" style:list-style-name="L42"/>
    <style:style style:name="P114" style:family="paragraph" style:parent-style-name="Text_20_body" style:list-style-name="L42">
      <style:paragraph-properties fo:margin-top="0cm" fo:margin-bottom="0cm" style:contextual-spacing="false"/>
    </style:style>
    <style:style style:name="P115" style:family="paragraph" style:parent-style-name="Text_20_body" style:list-style-name="L43"/>
    <style:style style:name="P116" style:family="paragraph" style:parent-style-name="Text_20_body" style:list-style-name="L44"/>
    <style:style style:name="P117" style:family="paragraph" style:parent-style-name="Text_20_body" style:list-style-name="L45"/>
    <style:style style:name="P118" style:family="paragraph" style:parent-style-name="Text_20_body" style:list-style-name="L45">
      <style:paragraph-properties fo:margin-top="0cm" fo:margin-bottom="0cm" style:contextual-spacing="false"/>
    </style:style>
    <style:style style:name="P119" style:family="paragraph" style:parent-style-name="Text_20_body" style:list-style-name="L46"/>
    <style:style style:name="P120" style:family="paragraph" style:parent-style-name="Text_20_body" style:list-style-name="L46">
      <style:paragraph-properties fo:margin-top="0cm" fo:margin-bottom="0cm" style:contextual-spacing="false"/>
    </style:style>
    <style:style style:name="P121" style:family="paragraph" style:parent-style-name="Text_20_body" style:list-style-name="L47"/>
    <style:style style:name="P122" style:family="paragraph" style:parent-style-name="Text_20_body">
      <style:paragraph-properties fo:break-before="page"/>
    </style:style>
    <style:style style:name="T1" style:family="text">
      <style:text-properties officeooo:rsid="0028a5b2"/>
    </style:style>
    <style:style style:name="T2" style:family="text">
      <style:text-properties officeooo:rsid="002f4dad"/>
    </style:style>
    <style:style style:name="T3" style:family="text">
      <style:text-properties officeooo:rsid="003520f5"/>
    </style:style>
    <style:style style:name="T4" style:family="text">
      <style:text-properties officeooo:rsid="0036c4a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<text:span text:style-name="T1">3</text:span> – Capítulo <text:span text:style-name="T2">8</text:span> </text:p>
      <text:p text:style-name="Title"><text:s/><text:span text:style-name="T4">Checklist final: examen</text:span></text:p>
      <text:h text:style-name="P6" text:outline-level="3"><text:span text:style-name="Strong_20_Emphasis">✅ Checklist de Problemas de Alimentación en un Equipo Informático</text:span></text:h>
      <text:h text:style-name="Heading_20_3" text:outline-level="3"><text:span text:style-name="Strong_20_Emphasis">1. Comprobación Inicial</text:span></text:h>
      <text:p text:style-name="Text_20_body">🔲 <text:span text:style-name="Strong_20_Emphasis">Verificar conexión a la corriente:</text:span> ¿El equipo está enchufado correctamente?<text:line-break/>🔲 <text:span text:style-name="Strong_20_Emphasis">Probar otro enchufe:</text:span> ¿Funciona en otro tomacorriente?<text:line-break/>🔲 <text:span text:style-name="Strong_20_Emphasis">Inspeccionar el cable de alimentación:</text:span> ¿Está dañado, doblado o roto?<text:line-break/>🔲 <text:span text:style-name="Strong_20_Emphasis">Probar con otro cable de alimentación compatible:</text:span> ¿Funciona con otro cable?<text:line-break/>🔲 <text:span text:style-name="Strong_20_Emphasis">Revisar si el enchufe tiene corriente:</text:span> ¿Funciona otro dispositivo en el mismo enchufe?</text:p>
      <text:h text:style-name="Heading_20_3" text:outline-level="3"><text:span text:style-name="Strong_20_Emphasis">2. Síntomas y Diagnóstico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<text:span text:style-name="Strong_20_Emphasis">Síntoma</text:span></text:p>
            </table:table-cell>
            <table:table-cell table:style-name="Tabla1.A1" office:value-type="string">
              <text:p text:style-name="Table_20_Heading"><text:span text:style-name="Strong_20_Emphasis">Posible Causa</text:span></text:p>
            </table:table-cell>
            <table:table-cell table:style-name="Tabla1.A1" office:value-type="string">
              <text:p text:style-name="Table_20_Heading"><text:span text:style-name="Strong_20_Emphasis">Solución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No enciende ningún LED ni hace ruido</text:p>
          </table:table-cell>
          <table:table-cell table:style-name="Tabla1.A1" office:value-type="string">
            <text:p text:style-name="Table_20_Contents">Falta de corriente, cable dañado, fuente de poder averiada</text:p>
          </table:table-cell>
          <table:table-cell table:style-name="Tabla1.A1" office:value-type="string">
            <text:p text:style-name="Table_20_Contents">Revisar conexiones, probar otro cable, probar otra fuente de poder</text:p>
          </table:table-cell>
        </table:table-row>
        <table:table-row>
          <table:table-cell table:style-name="Tabla1.A1" office:value-type="string">
            <text:p text:style-name="Table_20_Contents">LED de placa base encendido pero no arranca</text:p>
          </table:table-cell>
          <table:table-cell table:style-name="Tabla1.A1" office:value-type="string">
            <text:p text:style-name="Table_20_Contents">Botón de encendido defectuoso, fallo en la fuente o en la placa base</text:p>
          </table:table-cell>
          <table:table-cell table:style-name="Tabla1.A1" office:value-type="string">
            <text:p text:style-name="Table_20_Contents">Probar encender desde los pines de la placa, revisar fuente de alimentación</text:p>
          </table:table-cell>
        </table:table-row>
        <table:table-row>
          <table:table-cell table:style-name="Tabla1.A1" office:value-type="string">
            <text:p text:style-name="Table_20_Contents">Se apaga repentinamente</text:p>
          </table:table-cell>
          <table:table-cell table:style-name="Tabla1.A1" office:value-type="string">
            <text:p text:style-name="Table_20_Contents">Sobrecalentamiento, fuente de poder insuficiente, fallos eléctricos</text:p>
          </table:table-cell>
          <table:table-cell table:style-name="Tabla1.A1" office:value-type="string">
            <text:p text:style-name="Table_20_Contents">Limpiar ventiladores, verificar voltajes de la fuente, revisar regulador de voltaje</text:p>
          </table:table-cell>
        </table:table-row>
        <table:table-row>
          <table:table-cell table:style-name="Tabla1.A1" office:value-type="string">
            <text:p text:style-name="Table_20_Contents">Reinicios aleatorios</text:p>
          </table:table-cell>
          <table:table-cell table:style-name="Tabla1.A1" office:value-type="string">
            <text:p text:style-name="Table_20_Contents">Problema con la fuente, fallo en la RAM, problemas de temperatura</text:p>
          </table:table-cell>
          <table:table-cell table:style-name="Tabla1.A1" office:value-type="string">
            <text:p text:style-name="Table_20_Contents">Testear RAM, revisar temperaturas, cambiar fuente de alimentación</text:p>
          </table:table-cell>
        </table:table-row>
        <table:table-row>
          <table:table-cell table:style-name="Tabla1.A1" office:value-type="string">
            <text:p text:style-name="Table_20_Contents">Ruido o chispas en la fuente de poder</text:p>
          </table:table-cell>
          <table:table-cell table:style-name="Tabla1.A1" office:value-type="string">
            <text:p text:style-name="Table_20_Contents">Fuente en mal estado o corto circuito interno</text:p>
          </table:table-cell>
          <table:table-cell table:style-name="Tabla1.A1" office:value-type="string">
            <text:p text:style-name="Table_20_Contents">Reemplazar la fuente de poder inmediatamente</text:p>
          </table:table-cell>
        </table:table-row>
        <table:table-row>
          <table:table-cell table:style-name="Tabla1.A1" office:value-type="string">
            <text:p text:style-name="Table_20_Contents">Monitor sin señal pero PC encendida</text:p>
          </table:table-cell>
          <table:table-cell table:style-name="Tabla1.A1" office:value-type="string">
            <text:p text:style-name="Table_20_Contents">Problema de alimentación en la GPU, cables flojos</text:p>
          </table:table-cell>
          <table:table-cell table:style-name="Tabla1.A1" office:value-type="string">
            <text:p text:style-name="Table_20_Contents">Revisar conexión de la GPU y el cable de video, probar con otro monitor</text:p>
          </table:table-cell>
        </table:table-row>
      </table:table>
      <text:h text:style-name="Heading_20_3" text:outline-level="3"><text:span text:style-name="Strong_20_Emphasis">3. Soluciones Adicionales</text:span></text:h>
      <text:p text:style-name="Text_20_body">🔲 <text:span text:style-name="Strong_20_Emphasis">Revisar la fuente de alimentación:</text:span> Usar un multímetro para medir los voltajes.<text:line-break/>🔲 <text:span text:style-name="Strong_20_Emphasis">Probar con una fuente de alimentación nueva:</text:span> Si se sospecha que la fuente está dañada.<text:line-break/>🔲 <text:span text:style-name="Strong_20_Emphasis">Desconectar componentes no esenciales:</text:span> Prueba encender solo con la placa, CPU y RAM.<text:line-break/>🔲 <text:span text:style-name="Strong_20_Emphasis">Revisar reguladores de voltaje y protectores de corriente:</text:span> Podrían estar defectuosos.</text:p>
      <text:p text:style-name="Text_20_body">Si el problema persiste tras estas comprobaciones, podría tratarse de un fallo en la placa base u otro componente interno.</text:p>
      <text:p text:style-name="Text_20_body"/>
      <text:p text:style-name="P122">Aquí tienes un checklist detallado sobre posibles problemas en las conexiones de la CPU y su disipador.</text:p>
      <text:p text:style-name="Horizontal_20_Line"/>
      <text:h text:style-name="Heading_20_3" text:outline-level="3">✅ <text:span text:style-name="Strong_20_Emphasis">Checklist de Problemas en las Conexiones de la CPU y su Disipador</text:span></text:h>
      <text:h text:style-name="Heading_20_3" text:outline-level="3"><text:span text:style-name="Strong_20_Emphasis">1. Comprobación Inicial</text:span></text:h>
      <text:p text:style-name="Text_20_body">🔲 <text:span text:style-name="Strong_20_Emphasis">Verificar instalación correcta del disipador:</text:span> ¿Está bien fijado a la CPU y la placa base?<text:line-break/>🔲 <text:span text:style-name="Strong_20_Emphasis">Comprobar el conector del ventilador de la CPU:</text:span> ¿Está conectado al puerto correcto en la placa base? (Generalmente "CPU_FAN")<text:line-break/>🔲 <text:span text:style-name="Strong_20_Emphasis">Revisar la pasta térmica:</text:span> ¿Está bien aplicada o se ha secado?<text:line-break/>🔲 <text:span text:style-name="Strong_20_Emphasis">Verificar si el ventilador del disipador gira al encender:</text:span> Si no, puede ser un problema de conexión o fallo del ventilador.<text:line-break/>🔲 <text:span text:style-name="Strong_20_Emphasis">Comprobar los anclajes del disipador:</text:span> ¿Están correctamente sujetos y hacen contacto con la CPU?<text:line-break/>🔲 <text:span text:style-name="Strong_20_Emphasis">Revisar si la CPU está bien asentada:</text:span> ¿Está correctamente colocada en el socket sin pines doblados?</text:p>
      <text:h text:style-name="Heading_20_3" text:outline-level="3"><text:span text:style-name="Strong_20_Emphasis">2. Síntomas y Diagnóstico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<text:span text:style-name="Strong_20_Emphasis">Síntoma</text:span></text:p>
            </table:table-cell>
            <table:table-cell table:style-name="Tabla2.A1" office:value-type="string">
              <text:p text:style-name="Table_20_Heading"><text:span text:style-name="Strong_20_Emphasis">Posible Causa</text:span></text:p>
            </table:table-cell>
            <table:table-cell table:style-name="Tabla2.A1" office:value-type="string">
              <text:p text:style-name="Table_20_Heading"><text:span text:style-name="Strong_20_Emphasis">Solución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El PC no enciende o se apaga al instante</text:p>
          </table:table-cell>
          <table:table-cell table:style-name="Tabla2.A1" office:value-type="string">
            <text:p text:style-name="Table_20_Contents">CPU mal instalada, pines doblados, falta de disipador</text:p>
          </table:table-cell>
          <table:table-cell table:style-name="Tabla2.A1" office:value-type="string">
            <text:p text:style-name="Table_20_Contents">Revisar instalación de la CPU, enderezar pines con cuidado, instalar disipador correctamente</text:p>
          </table:table-cell>
        </table:table-row>
        <table:table-row>
          <table:table-cell table:style-name="Tabla2.A1" office:value-type="string">
            <text:p text:style-name="Table_20_Contents">PC enciende pero no hay imagen</text:p>
          </table:table-cell>
          <table:table-cell table:style-name="Tabla2.A1" office:value-type="string">
            <text:p text:style-name="Table_20_Contents">CPU mal asentada o problema en el socket</text:p>
          </table:table-cell>
          <table:table-cell table:style-name="Tabla2.A1" office:value-type="string">
            <text:p text:style-name="Table_20_Contents">Retirar y reinstalar la CPU, revisar el socket</text:p>
          </table:table-cell>
        </table:table-row>
        <table:table-row>
          <table:table-cell table:style-name="Tabla2.A1" office:value-type="string">
            <text:p text:style-name="Table_20_Contents">PC se apaga después de unos segundos o minutos</text:p>
          </table:table-cell>
          <table:table-cell table:style-name="Tabla2.A1" office:value-type="string">
            <text:p text:style-name="Table_20_Contents">Sobrecalentamiento por falta de disipador o pasta térmica seca</text:p>
          </table:table-cell>
          <table:table-cell table:style-name="Tabla2.A1" office:value-type="string">
            <text:p text:style-name="Table_20_Contents">Aplicar nueva pasta térmica, verificar disipador y ventilación</text:p>
          </table:table-cell>
        </table:table-row>
        <table:table-row>
          <table:table-cell table:style-name="Tabla2.A1" office:value-type="string">
            <text:p text:style-name="Table_20_Contents">Temperaturas altas de la CPU en BIOS o software</text:p>
          </table:table-cell>
          <table:table-cell table:style-name="Tabla2.A1" office:value-type="string">
            <text:p text:style-name="Table_20_Contents">Pasta térmica mal aplicada, disipador flojo, ventilador fallando</text:p>
          </table:table-cell>
          <table:table-cell table:style-name="Tabla2.A1" office:value-type="string">
            <text:p text:style-name="Table_20_Contents">Reaplicar pasta térmica, ajustar disipador, cambiar ventilador si necesario</text:p>
          </table:table-cell>
        </table:table-row>
        <table:table-row>
          <table:table-cell table:style-name="Tabla2.A1" office:value-type="string">
            <text:p text:style-name="Table_20_Contents">Ruido excesivo del ventilador de la CPU</text:p>
          </table:table-cell>
          <table:table-cell table:style-name="Tabla2.A1" office:value-type="string">
            <text:p text:style-name="Table_20_Contents">Ventilador en mal estado, curva de ventilación mal configurada</text:p>
          </table:table-cell>
          <table:table-cell table:style-name="Tabla2.A1" office:value-type="string">
            <text:p text:style-name="Table_20_Contents">Limpiar ventilador, ajustar velocidad en BIOS, reemplazar si necesario</text:p>
          </table:table-cell>
        </table:table-row>
        <table:table-row>
          <table:table-cell table:style-name="Tabla2.A1" office:value-type="string">
            <text:p text:style-name="Table_20_Contents">CPU funciona bien pero el disipador no gira</text:p>
          </table:table-cell>
          <table:table-cell table:style-name="Tabla2.A1" office:value-type="string">
            <text:p text:style-name="Table_20_Contents">Conexión errónea o ventilador dañado</text:p>
          </table:table-cell>
          <table:table-cell table:style-name="Tabla2.A1" office:value-type="string">
            <text:p text:style-name="Table_20_Contents">Conectar al puerto correcto, probar con otro ventilador</text:p>
          </table:table-cell>
        </table:table-row>
      </table:table>
      <text:h text:style-name="Heading_20_3" text:outline-level="3"><text:span text:style-name="Strong_20_Emphasis">3. Soluciones Adicionales</text:span></text:h>
      <text:p text:style-name="Text_20_body">🔲 <text:span text:style-name="Strong_20_Emphasis">Limpiar el disipador y ventilador regularmente:</text:span> Evitar acumulación de polvo.<text:line-break/>🔲 <text:span text:style-name="Strong_20_Emphasis">Configurar curvas de ventilación en BIOS o software:</text:span> Ajustar RPM según temperatura.<text:line-break/>🔲 <text:span text:style-name="Strong_20_Emphasis">Probar otro ventilador de CPU:</text:span> Para descartar fallos en el conector de la placa base.<text:line-break/>🔲 <text:span text:style-name="Strong_20_Emphasis">Usar pasta térmica de calidad:</text:span> Mejora la disipación de calor.</text:p>
      <text:p text:style-name="Text_20_body">Si el problema persiste tras estas comprobaciones, podría ser un fallo en la CPU, la placa base o la fuente de alimentación.</text:p>
      <text:p text:style-name="Text_20_body"/>
      <text:p text:style-name="P122">Aquí tienes un checklist detallado sobre posibles problemas en la memoria RAM.</text:p>
      <text:p text:style-name="Horizontal_20_Line"/>
      <text:h text:style-name="Heading_20_3" text:outline-level="3">✅ <text:span text:style-name="Strong_20_Emphasis">Checklist de Problemas en la Memoria RAM</text:span></text:h>
      <text:h text:style-name="Heading_20_3" text:outline-level="3"><text:span text:style-name="Strong_20_Emphasis">1. Comprobación Inicial</text:span></text:h>
      <text:p text:style-name="Text_20_body">🔲 <text:span text:style-name="Strong_20_Emphasis">Verificar que los módulos están bien insertados:</text:span> ¿Los pines están bien alineados y el módulo hace clic en su ranura?<text:line-break/>🔲 <text:span text:style-name="Strong_20_Emphasis">Probar con un solo módulo:</text:span> Si hay varios módulos, probar uno por uno para descartar fallos.<text:line-break/>🔲 <text:span text:style-name="Strong_20_Emphasis">Limpiar los contactos de la RAM:</text:span> Usar una goma de borrar o alcohol isopropílico en los pines dorados.<text:line-break/>🔲 <text:span text:style-name="Strong_20_Emphasis">Probar en otro slot:</text:span> Si un módulo no funciona en un slot, probar en otro.<text:line-break/>🔲 <text:span text:style-name="Strong_20_Emphasis">Comprobar compatibilidad:</text:span> ¿La RAM es compatible con la placa base y el procesador?<text:line-break/>🔲 <text:span text:style-name="Strong_20_Emphasis">Actualizar BIOS:</text:span> Algunas placas requieren actualizaciones para reconocer ciertos módulos de RAM.<text:line-break/>🔲 <text:span text:style-name="Strong_20_Emphasis">Revisar la configuración en BIOS:</text:span> ¿Está detectando la frecuencia y capacidad correctas?</text:p>
      <text:h text:style-name="Heading_20_3" text:outline-level="3"><text:span text:style-name="Strong_20_Emphasis">2. Síntomas y Diagnóstico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<text:span text:style-name="Strong_20_Emphasis">Síntoma</text:span></text:p>
            </table:table-cell>
            <table:table-cell table:style-name="Tabla3.A1" office:value-type="string">
              <text:p text:style-name="Table_20_Heading"><text:span text:style-name="Strong_20_Emphasis">Posible Causa</text:span></text:p>
            </table:table-cell>
            <table:table-cell table:style-name="Tabla3.A1" office:value-type="string">
              <text:p text:style-name="Table_20_Heading"><text:span text:style-name="Strong_20_Emphasis">Solución</text:span></text:p>
            </table:table-cell>
          </table:table-row>
        </table:table-header-rows>
        <table:table-row>
          <table:table-cell table:style-name="Tabla3.A1" office:value-type="string">
            <text:p text:style-name="Table_20_Contents">PC no enciende y emite pitidos</text:p>
          </table:table-cell>
          <table:table-cell table:style-name="Tabla3.A1" office:value-type="string">
            <text:p text:style-name="Table_20_Contents">Módulo mal insertado o dañado</text:p>
          </table:table-cell>
          <table:table-cell table:style-name="Tabla3.A1" office:value-type="string">
            <text:p text:style-name="Table_20_Contents">Reinsertar RAM, probar otro módulo o slot</text:p>
          </table:table-cell>
        </table:table-row>
        <table:table-row>
          <table:table-cell table:style-name="Tabla3.A1" office:value-type="string">
            <text:p text:style-name="Table_20_Contents">PC enciende pero no hay imagen</text:p>
          </table:table-cell>
          <table:table-cell table:style-name="Tabla3.A1" office:value-type="string">
            <text:p text:style-name="Table_20_Contents">RAM incompatible o dañada</text:p>
          </table:table-cell>
          <table:table-cell table:style-name="Tabla3.A1" office:value-type="string">
            <text:p text:style-name="Table_20_Contents">Verificar compatibilidad, probar otro módulo</text:p>
          </table:table-cell>
        </table:table-row>
        <table:table-row>
          <table:table-cell table:style-name="Tabla3.A1" office:value-type="string">
            <text:p text:style-name="Table_20_Contents">Reinicios aleatorios o pantallazos azules</text:p>
          </table:table-cell>
          <table:table-cell table:style-name="Tabla3.A1" office:value-type="string">
            <text:p text:style-name="Table_20_Contents">RAM defectuosa, mal contacto, sobrecalentamiento</text:p>
          </table:table-cell>
          <table:table-cell table:style-name="Tabla3.A1" office:value-type="string">
            <text:p text:style-name="Table_20_Contents">Testear con MemTest86, limpiar pines, mejorar ventilación</text:p>
          </table:table-cell>
        </table:table-row>
        <table:table-row>
          <table:table-cell table:style-name="Tabla3.A1" office:value-type="string">
            <text:p text:style-name="Table_20_Contents">Sistema detecta menos RAM de la instalada</text:p>
          </table:table-cell>
          <table:table-cell table:style-name="Tabla3.A1" office:value-type="string">
            <text:p text:style-name="Table_20_Contents">BIOS desactualizada, problema en el módulo o slot</text:p>
          </table:table-cell>
          <table:table-cell table:style-name="Tabla3.A1" office:value-type="string">
            <text:p text:style-name="Table_20_Contents">Actualizar BIOS, probar en otro slot, verificar en otro PC</text:p>
          </table:table-cell>
        </table:table-row>
        <table:table-row>
          <table:table-cell table:style-name="Tabla3.A1" office:value-type="string">
            <text:p text:style-name="Table_20_Contents">Juegos o programas pesados se cierran solos</text:p>
          </table:table-cell>
          <table:table-cell table:style-name="Tabla3.A1" office:value-type="string">
            <text:p text:style-name="Table_20_Contents">Fallos en la memoria o falta de RAM suficiente</text:p>
          </table:table-cell>
          <table:table-cell table:style-name="Tabla3.A1" office:value-type="string">
            <text:p text:style-name="Table_20_Contents">Aumentar RAM, revisar con MemTest86, reducir carga del sistema</text:p>
          </table:table-cell>
        </table:table-row>
        <table:table-row>
          <table:table-cell table:style-name="Tabla3.A1" office:value-type="string">
            <text:p text:style-name="Table_20_Contents">Velocidad de RAM incorrecta</text:p>
          </table:table-cell>
          <table:table-cell table:style-name="Tabla3.A1" office:value-type="string">
            <text:p text:style-name="Table_20_Contents">Configuración en BIOS incorrecta</text:p>
          </table:table-cell>
          <table:table-cell table:style-name="Tabla3.A1" office:value-type="string">
            <text:p text:style-name="Table_20_Contents">Ajustar perfil XMP en BIOS para la frecuencia adecuada</text:p>
          </table:table-cell>
        </table:table-row>
      </table:table>
      <text:h text:style-name="Heading_20_3" text:outline-level="3"><text:span text:style-name="Strong_20_Emphasis">3. Soluciones Adicionales</text:span></text:h>
      <text:p text:style-name="Text_20_body">🔲 <text:span text:style-name="Strong_20_Emphasis">Usar MemTest86 para comprobar errores en la RAM:</text:span> Ejecutar el test completo para detectar fallos.<text:line-break/>🔲 <text:span text:style-name="Strong_20_Emphasis">Probar en otro equipo:</text:span> Si el módulo funciona en otro PC, el problema podría ser la placa base.<text:line-break/>🔲 <text:span text:style-name="Strong_20_Emphasis">Revisar voltajes en BIOS:</text:span> Si la RAM necesita más voltaje, ajustarlo manualmente.<text:line-break/>🔲 <text:span text:style-name="Strong_20_Emphasis">Verificar que los módulos sean iguales:</text:span> Mezclar diferentes marcas o frecuencias puede generar inestabilidad.</text:p>
      <text:p text:style-name="Text_20_body">Si tras estas comprobaciones el problema persiste, es probable que la RAM o la placa base estén dañadas.</text:p>
      <text:h text:style-name="Heading_20_6" text:outline-level="6"/>
      <text:h text:style-name="P7" text:outline-level="6"/>
      <text:p text:style-name="Text_20_body">Aquí tienes un checklist detallado sobre posibles problemas en la fase POST (Power-On Self-Test) de la BIOS.</text:p>
      <text:p text:style-name="Horizontal_20_Line"/>
      <text:h text:style-name="Heading_20_3" text:outline-level="3">✅ <text:span text:style-name="Strong_20_Emphasis">Checklist de Problemas en la Fase POST de la BIOS</text:span></text:h>
      <text:h text:style-name="Heading_20_3" text:outline-level="3"><text:span text:style-name="Strong_20_Emphasis">1. Comprobación Inicial</text:span></text:h>
      <text:p text:style-name="Text_20_body">🔲 <text:span text:style-name="Strong_20_Emphasis">Verificar que la placa base recibe alimentación:</text:span> ¿Los LED de la placa se encienden?<text:line-break/>🔲 <text:span text:style-name="Strong_20_Emphasis">Revisar conexiones de alimentación:</text:span> ¿Están correctamente conectados los cables de 24 pines (ATX) y 4/8 pines (CPU)?<text:line-break/>🔲 <text:span text:style-name="Strong_20_Emphasis">Escuchar pitidos o códigos POST:</text:span> ¿La placa emite algún código sonoro o muestra códigos en pantalla?<text:line-break/>🔲 <text:span text:style-name="Strong_20_Emphasis">Probar con un solo módulo de RAM:</text:span> Un módulo defectuoso puede impedir el POST.<text:line-break/>🔲 <text:span text:style-name="Strong_20_Emphasis">Resetear la BIOS:</text:span> Retirar la pila CMOS por unos minutos o usar el jumper de reset.<text:line-break/>🔲 <text:span text:style-name="Strong_20_Emphasis">Desconectar dispositivos no esenciales:</text:span> Dejar solo CPU, RAM y GPU para descartar fallos.</text:p>
      <text:h text:style-name="Heading_20_3" text:outline-level="3"><text:span text:style-name="Strong_20_Emphasis">2. Síntomas y Diagnóstico</text:span></text:h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Table_20_Heading"><text:span text:style-name="Strong_20_Emphasis">Síntoma</text:span></text:p>
            </table:table-cell>
            <table:table-cell table:style-name="Tabla4.A1" office:value-type="string">
              <text:p text:style-name="Table_20_Heading"><text:span text:style-name="Strong_20_Emphasis">Posible Causa</text:span></text:p>
            </table:table-cell>
            <table:table-cell table:style-name="Tabla4.A1" office:value-type="string">
              <text:p text:style-name="Table_20_Heading"><text:span text:style-name="Strong_20_Emphasis">Solución</text:span></text:p>
            </table:table-cell>
          </table:table-row>
        </table:table-header-rows>
        <table:table-row>
          <table:table-cell table:style-name="Tabla4.A1" office:value-type="string">
            <text:p text:style-name="Table_20_Contents">PC no enciende en absoluto</text:p>
          </table:table-cell>
          <table:table-cell table:style-name="Tabla4.A1" office:value-type="string">
            <text:p text:style-name="Table_20_Contents">Problema de fuente de alimentación o placa base defectuosa</text:p>
          </table:table-cell>
          <table:table-cell table:style-name="Tabla4.A1" office:value-type="string">
            <text:p text:style-name="Table_20_Contents">Revisar cables de alimentación, probar otra fuente</text:p>
          </table:table-cell>
        </table:table-row>
        <table:table-row>
          <table:table-cell table:style-name="Tabla4.A1" office:value-type="string">
            <text:p text:style-name="Table_20_Contents">PC enciende pero no muestra imagen</text:p>
          </table:table-cell>
          <table:table-cell table:style-name="Tabla4.A1" office:value-type="string">
            <text:p text:style-name="Table_20_Contents">RAM mal instalada, BIOS corrupta, GPU mal conectada</text:p>
          </table:table-cell>
          <table:table-cell table:style-name="Tabla4.A1" office:value-type="string">
            <text:p text:style-name="Table_20_Contents">Reinsertar RAM, resetear BIOS, probar con otra GPU</text:p>
          </table:table-cell>
        </table:table-row>
        <table:table-row>
          <table:table-cell table:style-name="Tabla4.A1" office:value-type="string">
            <text:p text:style-name="Table_20_Contents">Pitidos o códigos de error en la placa</text:p>
          </table:table-cell>
          <table:table-cell table:style-name="Tabla4.A1" office:value-type="string">
            <text:p text:style-name="Table_20_Contents">Fallo de RAM, CPU, GPU o BIOS</text:p>
          </table:table-cell>
          <table:table-cell table:style-name="Tabla4.A1" office:value-type="string">
            <text:p text:style-name="Table_20_Contents">Consultar el manual de la placa para identificar el código de error</text:p>
          </table:table-cell>
        </table:table-row>
        <table:table-row>
          <table:table-cell table:style-name="Tabla4.A1" office:value-type="string">
            <text:p text:style-name="Table_20_Contents">PC se reinicia en bucle sin mostrar imagen</text:p>
          </table:table-cell>
          <table:table-cell table:style-name="Tabla4.A1" office:value-type="string">
            <text:p text:style-name="Table_20_Contents">Overclock inestable, BIOS dañada</text:p>
          </table:table-cell>
          <table:table-cell table:style-name="Tabla4.A1" office:value-type="string">
            <text:p text:style-name="Table_20_Contents">Resetear BIOS, probar configuración por defecto</text:p>
          </table:table-cell>
        </table:table-row>
        <table:table-row>
          <table:table-cell table:style-name="Tabla4.A1" office:value-type="string">
            <text:p text:style-name="Table_20_Contents">POST tarda demasiado en completarse</text:p>
          </table:table-cell>
          <table:table-cell table:style-name="Tabla4.A1" office:value-type="string">
            <text:p text:style-name="Table_20_Contents">Disco duro con errores, configuración mal optimizada</text:p>
          </table:table-cell>
          <table:table-cell table:style-name="Tabla4.A1" office:value-type="string">
            <text:p text:style-name="Table_20_Contents">Revisar SMART del disco, actualizar BIOS</text:p>
          </table:table-cell>
        </table:table-row>
        <table:table-row>
          <table:table-cell table:style-name="Tabla4.A1" office:value-type="string">
            <text:p text:style-name="Table_20_Contents">Mensajes de error como "CMOS checksum error"</text:p>
          </table:table-cell>
          <table:table-cell table:style-name="Tabla4.A1" office:value-type="string">
            <text:p text:style-name="Table_20_Contents">Pila CMOS agotada, BIOS corrupta</text:p>
          </table:table-cell>
          <table:table-cell table:style-name="Tabla4.A1" office:value-type="string">
            <text:p text:style-name="Table_20_Contents">Reemplazar pila CMOS, actualizar BIOS</text:p>
          </table:table-cell>
        </table:table-row>
      </table:table>
      <text:h text:style-name="Heading_20_3" text:outline-level="3"><text:span text:style-name="Strong_20_Emphasis">3. Soluciones Adicionales</text:span></text:h>
      <text:p text:style-name="Text_20_body">🔲 <text:span text:style-name="Strong_20_Emphasis">Consultar el manual de la placa base:</text:span> Cada fabricante tiene códigos POST específicos.<text:line-break/>🔲 <text:span text:style-name="Strong_20_Emphasis">Probar otra GPU o usar la gráfica integrada (si está disponible).</text:span><text:line-break/>🔲 <text:span text:style-name="Strong_20_Emphasis">Actualizar la BIOS:</text:span> Si el problema es de compatibilidad con hardware reciente.<text:line-break/>🔲 <text:span text:style-name="Strong_20_Emphasis">Revisar que el CPU es compatible con la placa base.</text:span></text:p>
      <text:p text:style-name="Text_20_body">Si el equipo sigue sin pasar la fase POST tras estas comprobaciones, podría tratarse de un problema en la placa base o el procesador.</text:p>
      <text:p text:style-name="Text_20_body"/>
      <text:p text:style-name="P122"/>
      <text:p text:style-name="Text_20_body">Aquí tienes un checklist detallado sobre problemas de arranque de un dispositivo después de la fase POST, así como los procedimientos para arrancar Windows 11 desde la UEFI y cómo escoger el arranque desde un USB.</text:p>
      <text:p text:style-name="Horizontal_20_Line"/>
      <text:h text:style-name="Heading_20_3" text:outline-level="3">✅ <text:span text:style-name="Strong_20_Emphasis">Checklist de Problemas en el Arranque del Sistema Operativo</text:span></text:h>
      <text:h text:style-name="Heading_20_3" text:outline-level="3"><text:span text:style-name="Strong_20_Emphasis">1. Comprobación Inicial</text:span></text:h>
      <text:p text:style-name="Text_20_body">🔲 <text:span text:style-name="Strong_20_Emphasis">Verificar que la BIOS/UEFI detecta el disco de arranque:</text:span> Entrar en la BIOS y comprobar si aparece el disco donde está instalado Windows.<text:line-break/>🔲 <text:span text:style-name="Strong_20_Emphasis">Comprobar el orden de arranque en la BIOS:</text:span> Asegurarse de que el disco con el sistema operativo está en la primera posición.<text:line-break/>🔲 <text:span text:style-name="Strong_20_Emphasis">Probar con otro puerto SATA o cable:</text:span> Si el disco no aparece, cambiar de puerto o probar otro cable.<text:line-break/>🔲 <text:span text:style-name="Strong_20_Emphasis">Comprobar el estado del disco duro:</text:span> Ejecutar "SMART" desde la BIOS o usar herramientas como CrystalDiskInfo en otro equipo.<text:line-break/>🔲 <text:span text:style-name="Strong_20_Emphasis">Probar con Modo Seguro:</text:span> Si Windows intenta arrancar pero falla, presionar F8 (o Shift + F8 en algunos casos) para acceder a las opciones avanzadas.<text:line-break/>🔲 <text:span text:style-name="Strong_20_Emphasis">Desactivar el Secure Boot:</text:span> Algunas versiones de Windows o sistemas no firmados pueden bloquearse por esta configuración.</text:p>
      <text:h text:style-name="Heading_20_3" text:outline-level="3"><text:span text:style-name="Strong_20_Emphasis">2. Síntomas y Diagnóstico</text:span></text:h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Table_20_Heading"><text:span text:style-name="Strong_20_Emphasis">Síntoma</text:span></text:p>
            </table:table-cell>
            <table:table-cell table:style-name="Tabla5.A1" office:value-type="string">
              <text:p text:style-name="Table_20_Heading"><text:span text:style-name="Strong_20_Emphasis">Posible Causa</text:span></text:p>
            </table:table-cell>
            <table:table-cell table:style-name="Tabla5.A1" office:value-type="string">
              <text:p text:style-name="Table_20_Heading"><text:span text:style-name="Strong_20_Emphasis">Solución</text:span></text:p>
            </table:table-cell>
          </table:table-row>
        </table:table-header-rows>
        <table:table-row>
          <table:table-cell table:style-name="Tabla5.A1" office:value-type="string">
            <text:p text:style-name="Table_20_Contents">Mensaje "No bootable device found"</text:p>
          </table:table-cell>
          <table:table-cell table:style-name="Tabla5.A1" office:value-type="string">
            <text:p text:style-name="Table_20_Contents">Disco duro no detectado o no tiene sistema operativo</text:p>
          </table:table-cell>
          <table:table-cell table:style-name="Tabla5.A1" office:value-type="string">
            <text:p text:style-name="Table_20_Contents">Revisar conexiones, orden de arranque y estado del disco</text:p>
          </table:table-cell>
        </table:table-row>
        <table:table-row>
          <table:table-cell table:style-name="Tabla5.A1" office:value-type="string">
            <text:p text:style-name="Table_20_Contents">Pantalla negra con cursor parpadeante</text:p>
          </table:table-cell>
          <table:table-cell table:style-name="Tabla5.A1" office:value-type="string">
            <text:p text:style-name="Table_20_Contents">Problema con el sector de arranque o archivos corruptos</text:p>
          </table:table-cell>
          <table:table-cell table:style-name="Tabla5.A1" office:value-type="string">
            <text:p text:style-name="Table_20_Contents">Usar una unidad USB de recuperación y reparar el bootloader</text:p>
          </table:table-cell>
        </table:table-row>
        <table:table-row>
          <table:table-cell table:style-name="Tabla5.A1" office:value-type="string">
            <text:p text:style-name="Table_20_Contents">Reinicios en bucle tras el logo de Windows</text:p>
          </table:table-cell>
          <table:table-cell table:style-name="Tabla5.A1" office:value-type="string">
            <text:p text:style-name="Table_20_Contents">Error en la configuración de arranque, drivers o archivos corruptos</text:p>
          </table:table-cell>
          <table:table-cell table:style-name="Tabla5.A1" office:value-type="string">
            <text:p text:style-name="Table_20_Contents">Arrancar en Modo Seguro, restaurar sistema o reparar Windows</text:p>
          </table:table-cell>
        </table:table-row>
        <table:table-row>
          <table:table-cell table:style-name="Tabla5.A1" office:value-type="string">
            <text:p text:style-name="Table_20_Contents">Error "0xc000000e" o "Falta bootmgr"</text:p>
          </table:table-cell>
          <table:table-cell table:style-name="Tabla5.A1" office:value-type="string">
            <text:p text:style-name="Table_20_Contents">Bootloader corrupto o disco mal configurado</text:p>
          </table:table-cell>
          <table:table-cell table:style-name="Tabla5.A1" office:value-type="string">
            <text:p text:style-name="Table_20_Contents">Arrancar con un USB de instalación y reparar el arranque con comandos de recuperación</text:p>
          </table:table-cell>
        </table:table-row>
        <table:table-row>
          <table:table-cell table:style-name="Tabla5.A1" office:value-type="string">
            <text:p text:style-name="Table_20_Contents">Pantallazo azul con código de error</text:p>
          </table:table-cell>
          <table:table-cell table:style-name="Tabla5.A1" office:value-type="string">
            <text:p text:style-name="Table_20_Contents">Fallo de hardware, memoria o archivos del sistema dañados</text:p>
          </table:table-cell>
          <table:table-cell table:style-name="Tabla5.A1" office:value-type="string">
            <text:p text:style-name="Table_20_Contents">Ejecutar diagnóstico de memoria y reparar Windows con herramientas de recuperación</text:p>
          </table:table-cell>
        </table:table-row>
      </table:table>
      <text:p text:style-name="Horizontal_20_Line"/>
      <text:h text:style-name="Heading_20_3" text:outline-level="3">✅ <text:span text:style-name="Strong_20_Emphasis">Procedimiento para Arrancar Windows 11 desde la UEFI</text:span></text:h>
      <text:list text:style-name="L9">
        <text:list-item>
          <text:p text:style-name="P53"><text:span text:style-name="Strong_20_Emphasis">Acceder a la UEFI:</text:span></text:p>
          <text:list>
            <text:list-item>
              <text:p text:style-name="P53">Reiniciar el equipo y presionar la tecla correspondiente según el fabricante (Ver tabla abajo).</text:p>
            </text:list-item>
          </text:list>
        </text:list-item>
        <text:list-item>
          <text:p text:style-name="P53"><text:span text:style-name="Strong_20_Emphasis">Verificar el orden de arranque:</text:span></text:p>
          <text:list>
            <text:list-item>
              <text:p text:style-name="P53">Ir a la sección <text:span text:style-name="Strong_20_Emphasis">Boot</text:span> y asegurarse de que el disco de Windows 11 está en primer lugar.</text:p>
            </text:list-item>
          </text:list>
        </text:list-item>
        <text:list-item>
          <text:p text:style-name="P53"><text:soft-page-break/><text:span text:style-name="Strong_20_Emphasis">Configurar Secure Boot y CSM:</text:span></text:p>
          <text:list>
            <text:list-item>
              <text:p text:style-name="P53">Si el sistema no arranca, desactivar <text:span text:style-name="Strong_20_Emphasis">Secure Boot</text:span> y habilitar <text:span text:style-name="Strong_20_Emphasis">CSM (Compatibility Support Module)</text:span> si el sistema está en MBR en lugar de GPT.</text:p>
            </text:list-item>
          </text:list>
        </text:list-item>
        <text:list-item>
          <text:p text:style-name="P53"><text:span text:style-name="Strong_20_Emphasis">Guardar cambios y salir:</text:span></text:p>
          <text:list>
            <text:list-item>
              <text:p text:style-name="P52">Presionar F10 y aceptar los cambios para reiniciar.</text:p>
            </text:list-item>
          </text:list>
        </text:list-item>
      </text:list>
      <text:p text:style-name="Horizontal_20_Line"/>
      <text:h text:style-name="Heading_20_3" text:outline-level="3">✅ <text:span text:style-name="Strong_20_Emphasis">Cómo Escoger el Arranque desde un Pendrive USB</text:span></text:h>
      <text:list text:style-name="L10">
        <text:list-item>
          <text:p text:style-name="P55"><text:span text:style-name="Strong_20_Emphasis">Conectar el USB booteable</text:span> (con Windows 11 o herramienta de recuperación).</text:p>
        </text:list-item>
        <text:list-item>
          <text:p text:style-name="P55"><text:span text:style-name="Strong_20_Emphasis">Acceder al menú de arranque rápido</text:span> (Boot Menu):</text:p>
          <text:list>
            <text:list-item>
              <text:p text:style-name="P55">Reiniciar el equipo y presionar la tecla correspondiente según el fabricante (Ver tabla abajo).</text:p>
            </text:list-item>
          </text:list>
        </text:list-item>
        <text:list-item>
          <text:p text:style-name="P55"><text:span text:style-name="Strong_20_Emphasis">Seleccionar la unidad USB</text:span> en la lista de dispositivos de arranque.</text:p>
        </text:list-item>
        <text:list-item>
          <text:p text:style-name="P55"><text:span text:style-name="Strong_20_Emphasis">Si no aparece el USB:</text:span></text:p>
          <text:list>
            <text:list-item>
              <text:p text:style-name="P55">Ir a la BIOS/UEFI y asegurarse de que el <text:span text:style-name="Strong_20_Emphasis">modo de arranque</text:span> está en <text:span text:style-name="Strong_20_Emphasis">UEFI</text:span> si el USB es GPT o en <text:span text:style-name="Strong_20_Emphasis">Legacy</text:span> si es MBR.</text:p>
            </text:list-item>
          </text:list>
        </text:list-item>
        <text:list-item>
          <text:p text:style-name="P54"><text:span text:style-name="Strong_20_Emphasis">Guardar y reiniciar.</text:span></text:p>
        </text:list-item>
      </text:list>
      <text:p text:style-name="Horizontal_20_Line"/>
      <text:h text:style-name="Heading_20_3" text:outline-level="3">✅ <text:span text:style-name="Strong_20_Emphasis">Combinaciones de Teclas para Entrar en BIOS/UEFI y Boot Menu</text:span></text:h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>
            <table:table-cell table:style-name="Tabla6.A1" office:value-type="string">
              <text:p text:style-name="Table_20_Heading"><text:span text:style-name="Strong_20_Emphasis">Fabricante</text:span></text:p>
            </table:table-cell>
            <table:table-cell table:style-name="Tabla6.A1" office:value-type="string">
              <text:p text:style-name="Table_20_Heading"><text:span text:style-name="Strong_20_Emphasis">Tecla para BIOS/UEFI</text:span></text:p>
            </table:table-cell>
            <table:table-cell table:style-name="Tabla6.A1" office:value-type="string">
              <text:p text:style-name="Table_20_Heading"><text:span text:style-name="Strong_20_Emphasis">Tecla para Boot Menu</text:span></text:p>
            </table:table-cell>
          </table:table-row>
        </table:table-header-rows>
        <table:table-row>
          <table:table-cell table:style-name="Tabla6.A1" office:value-type="string">
            <text:p text:style-name="Table_20_Contents">ASUS</text:p>
          </table:table-cell>
          <table:table-cell table:style-name="Tabla6.A1" office:value-type="string">
            <text:p text:style-name="Table_20_Contents">F2 o Supr</text:p>
          </table:table-cell>
          <table:table-cell table:style-name="Tabla6.A1" office:value-type="string">
            <text:p text:style-name="Table_20_Contents">F8</text:p>
          </table:table-cell>
        </table:table-row>
        <table:table-row>
          <table:table-cell table:style-name="Tabla6.A1" office:value-type="string">
            <text:p text:style-name="Table_20_Contents">Acer</text:p>
          </table:table-cell>
          <table:table-cell table:style-name="Tabla6.A1" office:value-type="string">
            <text:p text:style-name="Table_20_Contents">F2 o Supr</text:p>
          </table:table-cell>
          <table:table-cell table:style-name="Tabla6.A1" office:value-type="string">
            <text:p text:style-name="Table_20_Contents">F12</text:p>
          </table:table-cell>
        </table:table-row>
        <table:table-row>
          <table:table-cell table:style-name="Tabla6.A1" office:value-type="string">
            <text:p text:style-name="Table_20_Contents">Dell</text:p>
          </table:table-cell>
          <table:table-cell table:style-name="Tabla6.A1" office:value-type="string">
            <text:p text:style-name="Table_20_Contents">F2</text:p>
          </table:table-cell>
          <table:table-cell table:style-name="Tabla6.A1" office:value-type="string">
            <text:p text:style-name="Table_20_Contents">F12</text:p>
          </table:table-cell>
        </table:table-row>
        <table:table-row>
          <table:table-cell table:style-name="Tabla6.A1" office:value-type="string">
            <text:p text:style-name="Table_20_Contents">HP</text:p>
          </table:table-cell>
          <table:table-cell table:style-name="Tabla6.A1" office:value-type="string">
            <text:p text:style-name="Table_20_Contents">F10</text:p>
          </table:table-cell>
          <table:table-cell table:style-name="Tabla6.A1" office:value-type="string">
            <text:p text:style-name="Table_20_Contents">F9</text:p>
          </table:table-cell>
        </table:table-row>
        <table:table-row>
          <table:table-cell table:style-name="Tabla6.A1" office:value-type="string">
            <text:p text:style-name="Table_20_Contents">Lenovo</text:p>
          </table:table-cell>
          <table:table-cell table:style-name="Tabla6.A1" office:value-type="string">
            <text:p text:style-name="Table_20_Contents">F2 o Fn + F2</text:p>
          </table:table-cell>
          <table:table-cell table:style-name="Tabla6.A1" office:value-type="string">
            <text:p text:style-name="Table_20_Contents">F12</text:p>
          </table:table-cell>
        </table:table-row>
        <table:table-row>
          <table:table-cell table:style-name="Tabla6.A1" office:value-type="string">
            <text:p text:style-name="Table_20_Contents">MSI</text:p>
          </table:table-cell>
          <table:table-cell table:style-name="Tabla6.A1" office:value-type="string">
            <text:p text:style-name="Table_20_Contents">Supr</text:p>
          </table:table-cell>
          <table:table-cell table:style-name="Tabla6.A1" office:value-type="string">
            <text:p text:style-name="Table_20_Contents">F11</text:p>
          </table:table-cell>
        </table:table-row>
        <table:table-row>
          <table:table-cell table:style-name="Tabla6.A1" office:value-type="string">
            <text:p text:style-name="Table_20_Contents">Gigabyte</text:p>
          </table:table-cell>
          <table:table-cell table:style-name="Tabla6.A1" office:value-type="string">
            <text:p text:style-name="Table_20_Contents">Supr</text:p>
          </table:table-cell>
          <table:table-cell table:style-name="Tabla6.A1" office:value-type="string">
            <text:p text:style-name="Table_20_Contents">F12</text:p>
          </table:table-cell>
        </table:table-row>
        <table:table-row>
          <table:table-cell table:style-name="Tabla6.A1" office:value-type="string">
            <text:p text:style-name="Table_20_Contents">Toshiba</text:p>
          </table:table-cell>
          <table:table-cell table:style-name="Tabla6.A1" office:value-type="string">
            <text:p text:style-name="Table_20_Contents">F2 o ESC</text:p>
          </table:table-cell>
          <table:table-cell table:style-name="Tabla6.A1" office:value-type="string">
            <text:p text:style-name="Table_20_Contents">F12</text:p>
          </table:table-cell>
        </table:table-row>
        <table:table-row>
          <table:table-cell table:style-name="Tabla6.A1" office:value-type="string">
            <text:p text:style-name="Table_20_Contents">Samsung</text:p>
          </table:table-cell>
          <table:table-cell table:style-name="Tabla6.A1" office:value-type="string">
            <text:p text:style-name="Table_20_Contents">F2</text:p>
          </table:table-cell>
          <table:table-cell table:style-name="Tabla6.A1" office:value-type="string">
            <text:p text:style-name="Table_20_Contents">F10 o ESC</text:p>
          </table:table-cell>
        </table:table-row>
      </table:table>
      <text:p text:style-name="Horizontal_20_Line"/>
      <text:p text:style-name="Text_20_body">Si tras estas comprobaciones el sistema sigue sin arrancar, es posible que el disco duro esté dañado o que sea necesario reinstalar Windows 11.</text:p>
      <text:p text:style-name="Text_20_body"/>
      <text:p text:style-name="P122">Aquí tienes un checklist detallado sobre problemas de arranque en <text:span text:style-name="Strong_20_Emphasis">Windows 10 y 11</text:span>, con sus causas y soluciones.</text:p>
      <text:p text:style-name="Horizontal_20_Line"/>
      <text:h text:style-name="Heading_20_3" text:outline-level="3">✅ <text:span text:style-name="Strong_20_Emphasis">Checklist de Problemas de Arranque en Windows 10 y 11</text:span></text:h>
      <text:h text:style-name="Heading_20_3" text:outline-level="3"><text:span text:style-name="Strong_20_Emphasis">1. Comprobación Inicial</text:span></text:h>
      <text:p text:style-name="Text_20_body">🔲 <text:span text:style-name="Strong_20_Emphasis">Verificar que la BIOS detecta el disco de arranque</text:span> (Entrar en la BIOS con F2/Supr y comprobar si el disco aparece).<text:line-break/>🔲 <text:span text:style-name="Strong_20_Emphasis">Comprobar el orden de arranque en la BIOS</text:span> (El disco de Windows debe estar en primer lugar).<text:line-break/>🔲 <text:span text:style-name="Strong_20_Emphasis">Probar con Modo Seguro</text:span> (Presionar F8 o usar una unidad de recuperación).<text:line-break/>🔲 <text:span text:style-name="Strong_20_Emphasis">Desactivar Secure Boot y probar con CSM</text:span> (Algunas configuraciones pueden bloquear el arranque).<text:line-break/>🔲 <text:span text:style-name="Strong_20_Emphasis">Comprobar si el disco tiene errores</text:span> usando el modo de recuperación de Windows.</text:p>
      <text:p text:style-name="Horizontal_20_Line"/>
      <text:h text:style-name="Heading_20_3" text:outline-level="3"><text:span text:style-name="Strong_20_Emphasis">2. Síntomas y Diagnóstico</text:span></text:h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able:table-row>
            <table:table-cell table:style-name="Tabla7.A1" office:value-type="string">
              <text:p text:style-name="Table_20_Heading"><text:span text:style-name="Strong_20_Emphasis">Síntoma</text:span></text:p>
            </table:table-cell>
            <table:table-cell table:style-name="Tabla7.A1" office:value-type="string">
              <text:p text:style-name="Table_20_Heading"><text:span text:style-name="Strong_20_Emphasis">Posible Causa</text:span></text:p>
            </table:table-cell>
            <table:table-cell table:style-name="Tabla7.A1" office:value-type="string">
              <text:p text:style-name="Table_20_Heading"><text:span text:style-name="Strong_20_Emphasis">Solución</text:span></text:p>
            </table:table-cell>
          </table:table-row>
        </table:table-header-rows>
        <table:table-row>
          <table:table-cell table:style-name="Tabla7.A1" office:value-type="string">
            <text:p text:style-name="Table_20_Contents"><text:span text:style-name="Strong_20_Emphasis">Pantalla negra sin cursor</text:span></text:p>
          </table:table-cell>
          <table:table-cell table:style-name="Tabla7.A1" office:value-type="string">
            <text:p text:style-name="Table_20_Contents">Fallo en los drivers de la GPU o corrupción del sistema</text:p>
          </table:table-cell>
          <table:table-cell table:style-name="Tabla7.A1" office:value-type="string">
            <text:p text:style-name="Table_20_Contents">Arrancar en modo seguro y reinstalar drivers de la gráfica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Pantalla negra con cursor parpadeante</text:span></text:p>
          </table:table-cell>
          <table:table-cell table:style-name="Tabla7.A1" office:value-type="string">
            <text:p text:style-name="Table_20_Contents">Problema en el sector de arranque</text:p>
          </table:table-cell>
          <table:table-cell table:style-name="Tabla7.A1" office:value-type="string">
            <text:p text:style-name="Table_20_Contents">Reparar el bootloader con un USB de recuperación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Windows se reinicia en bucle tras el logo</text:span></text:p>
          </table:table-cell>
          <table:table-cell table:style-name="Tabla7.A1" office:value-type="string">
            <text:p text:style-name="Table_20_Contents">Actualización fallida o archivos corruptos</text:p>
          </table:table-cell>
          <table:table-cell table:style-name="Tabla7.A1" office:value-type="string">
            <text:p text:style-name="Table_20_Contents">Restaurar Windows desde las opciones avanzadas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Pantallazo azul con error específico (ej. 0xc000000e, 0xc000021a)</text:span></text:p>
          </table:table-cell>
          <table:table-cell table:style-name="Tabla7.A1" office:value-type="string">
            <text:p text:style-name="Table_20_Contents">Archivos del sistema dañados o fallo de hardware</text:p>
          </table:table-cell>
          <table:table-cell table:style-name="Tabla7.A1" office:value-type="string">
            <text:p text:style-name="Table_20_Contents">Reparar con comandos SFC y DISM o reinstalar Windows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Mensaje "No bootable device found"</text:span></text:p>
          </table:table-cell>
          <table:table-cell table:style-name="Tabla7.A1" office:value-type="string">
            <text:p text:style-name="Table_20_Contents">BIOS no detecta el disco</text:p>
          </table:table-cell>
          <table:table-cell table:style-name="Tabla7.A1" office:value-type="string">
            <text:p text:style-name="Table_20_Contents">Revisar conexiones, orden de arranque o usar un USB de recuperación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Falta el archivo Bootmgr</text:span></text:p>
          </table:table-cell>
          <table:table-cell table:style-name="Tabla7.A1" office:value-type="string">
            <text:p text:style-name="Table_20_Contents">Bootloader dañado o disco cambiado de puerto</text:p>
          </table:table-cell>
          <table:table-cell table:style-name="Tabla7.A1" office:value-type="string">
            <text:p text:style-name="Table_20_Contents">Reparar con "bootrec /fixboot" desde una unidad de instalación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Windows se congela en la pantalla de carga</text:span></text:p>
          </table:table-cell>
          <table:table-cell table:style-name="Tabla7.A1" office:value-type="string">
            <text:p text:style-name="Table_20_Contents">Problema de compatibilidad con hardware o software</text:p>
          </table:table-cell>
          <table:table-cell table:style-name="Tabla7.A1" office:value-type="string">
            <text:p text:style-name="Table_20_Contents">Arrancar en Modo Seguro y desinstalar drivers problemáticos</text:p>
          </table:table-cell>
        </table:table-row>
      </table:table>
      <text:p text:style-name="Horizontal_20_Line"/>
      <text:h text:style-name="Heading_20_3" text:outline-level="3">✅ <text:span text:style-name="Strong_20_Emphasis">Soluciones Paso a Paso</text:span></text:h>
      <text:h text:style-name="Heading_20_4" text:outline-level="4">🛠 <text:span text:style-name="Strong_20_Emphasis">1. Arrancar en el Modo Seguro de Windows 10/11</text:span></text:h>
      <text:p text:style-name="Text_20_body">Si Windows intenta arrancar pero falla:</text:p>
      <text:list text:style-name="L11">
        <text:list-item>
          <text:p text:style-name="P57">Forzar el menú de recuperación:</text:p>
          <text:list>
            <text:list-item>
              <text:p text:style-name="P57"><text:span text:style-name="Strong_20_Emphasis">Método 1</text:span>: Apagar y encender 3 veces hasta que aparezca "Reparación Automática".</text:p>
            </text:list-item>
            <text:list-item>
              <text:p text:style-name="P57"><text:span text:style-name="Strong_20_Emphasis">Método 2</text:span>: Insertar un USB de instalación y seleccionar "Reparar equipo".</text:p>
            </text:list-item>
          </text:list>
        </text:list-item>
        <text:list-item>
          <text:p text:style-name="P57"><text:soft-page-break/>Seleccionar <text:span text:style-name="Strong_20_Emphasis">Solucionar problemas &gt; Opciones avanzadas &gt; Configuración de inicio &gt; Reiniciar</text:span>.</text:p>
        </text:list-item>
        <text:list-item>
          <text:p text:style-name="P57">Elegir <text:span text:style-name="Strong_20_Emphasis">Modo Seguro con Red</text:span> (Opción 5).</text:p>
        </text:list-item>
        <text:list-item>
          <text:p text:style-name="P56">Desde allí, actualizar drivers o ejecutar diagnósticos.</text:p>
        </text:list-item>
      </text:list>
      <text:h text:style-name="Heading_20_4" text:outline-level="4">🛠 <text:span text:style-name="Strong_20_Emphasis">2. Reparar el Bootloader de Windows</text:span></text:h>
      <text:p text:style-name="Text_20_body">Si el problema es el arranque, se puede usar el símbolo del sistema desde un USB de instalación:</text:p>
      <text:list text:style-name="L12">
        <text:list-item>
          <text:p text:style-name="P58">Arrancar desde un USB de Windows 10/11.</text:p>
        </text:list-item>
        <text:list-item>
          <text:p text:style-name="P58">Seleccionar <text:span text:style-name="Strong_20_Emphasis">Reparar equipo &gt; Solucionar problemas &gt; Opciones avanzadas &gt; Símbolo del sistema</text:span>.</text:p>
        </text:list-item>
        <text:list-item>
          <text:p text:style-name="P58">Ejecutar estos comandos en orden:</text:p>
          <text:p text:style-name="P10"><text:span text:style-name="Source_20_Text">bootrec /fixmbr</text:span></text:p>
          <text:p text:style-name="P8"><text:span text:style-name="Source_20_Text">bootrec /fixboot</text:span></text:p>
          <text:p text:style-name="P8"><text:span text:style-name="Source_20_Text">bootrec /scanos</text:span></text:p>
          <text:p text:style-name="P9"><text:span text:style-name="Source_20_Text">bootrec /rebuildbcd</text:span></text:p>
        </text:list-item>
        <text:list-item>
          <text:p text:style-name="P58">Reiniciar y comprobar si Windows arranca correctamente.</text:p>
        </text:list-item>
      </text:list>
      <text:h text:style-name="Heading_20_4" text:outline-level="4">🛠 <text:span text:style-name="Strong_20_Emphasis">3. Usar Restauración del Sistema</text:span></text:h>
      <text:p text:style-name="Text_20_body">Si el arranque falló después de una actualización o instalación de software:</text:p>
      <text:list text:style-name="L13">
        <text:list-item>
          <text:p text:style-name="P60">Desde el USB de instalación, seleccionar <text:span text:style-name="Strong_20_Emphasis">Reparar equipo &gt; Solucionar problemas &gt; Opciones avanzadas &gt; Restaurar sistema</text:span>.</text:p>
        </text:list-item>
        <text:list-item>
          <text:p text:style-name="P59">Elegir un punto de restauración anterior y confirmar.</text:p>
        </text:list-item>
      </text:list>
      <text:h text:style-name="Heading_20_4" text:outline-level="4">🛠 <text:span text:style-name="Strong_20_Emphasis">4. Reinstalar Windows sin perder datos</text:span></text:h>
      <text:p text:style-name="Text_20_body">Si ninguna opción funciona, se puede reinstalar Windows sin perder archivos:</text:p>
      <text:list text:style-name="L14">
        <text:list-item>
          <text:p text:style-name="P62">Arrancar desde un <text:span text:style-name="Strong_20_Emphasis">USB de instalación</text:span>.</text:p>
        </text:list-item>
        <text:list-item>
          <text:p text:style-name="P62">Seleccionar <text:span text:style-name="Strong_20_Emphasis">Reparar equipo &gt; Solucionar problemas &gt; Opciones avanzadas &gt; Restablecer este PC</text:span>.</text:p>
        </text:list-item>
        <text:list-item>
          <text:p text:style-name="P61">Elegir <text:span text:style-name="Strong_20_Emphasis">Conservar archivos</text:span>.</text:p>
        </text:list-item>
      </text:list>
      <text:p text:style-name="Horizontal_20_Line"/>
      <text:h text:style-name="Heading_20_3" text:outline-level="3">✅ <text:span text:style-name="Strong_20_Emphasis">Cómo Crear un USB Booteable para Reparación de Windows 10/11</text:span></text:h>
      <text:p text:style-name="Text_20_body">Si no tienes un USB de instalación, puedes crear uno:</text:p>
      <text:list text:style-name="L15">
        <text:list-item>
          <text:p text:style-name="P64">Descargar la herramienta oficial de Microsoft desde otro PC:</text:p>
          <text:list>
            <text:list-item>
              <text:p text:style-name="P64"><text:span text:style-name="Strong_20_Emphasis">Windows 10</text:span>: <text:a xlink:type="simple" xlink:href="https://www.microsoft.com/es-es/software-download/windows10" office:target-frame-name="_new" xlink:show="replace" text:style-name="Internet_20_link" text:visited-style-name="Visited_20_Internet_20_Link">https://www.microsoft.com/es-es/software-download/windows10</text:a></text:p>
            </text:list-item>
            <text:list-item>
              <text:p text:style-name="P64"><text:span text:style-name="Strong_20_Emphasis">Windows 11</text:span>: <text:a xlink:type="simple" xlink:href="https://www.microsoft.com/es-es/software-download/windows11" office:target-frame-name="_new" xlink:show="replace" text:style-name="Internet_20_link" text:visited-style-name="Visited_20_Internet_20_Link">https://www.microsoft.com/es-es/software-download/windows11</text:a></text:p>
            </text:list-item>
          </text:list>
        </text:list-item>
        <text:list-item>
          <text:p text:style-name="P64">Insertar un USB de al menos <text:span text:style-name="Strong_20_Emphasis">8GB</text:span>.</text:p>
        </text:list-item>
        <text:list-item>
          <text:p text:style-name="P63">Ejecutar la herramienta y seguir los pasos.</text:p>
        </text:list-item>
      </text:list>
      <text:p text:style-name="Horizontal_20_Line"/>
      <text:h text:style-name="Heading_20_3" text:outline-level="3"><text:soft-page-break/>✅ <text:span text:style-name="Strong_20_Emphasis">Teclas de Acceso a BIOS y Boot Menu por Fabricante</text:span></text:h>
      <table:table table:name="Tabla8" table:style-name="Tabla8">
        <table:table-column table:style-name="Tabla8.A"/>
        <table:table-column table:style-name="Tabla8.B"/>
        <table:table-column table:style-name="Tabla8.C"/>
        <table:table-header-rows>
          <table:table-row>
            <table:table-cell table:style-name="Tabla8.A1" office:value-type="string">
              <text:p text:style-name="Table_20_Heading"><text:span text:style-name="Strong_20_Emphasis">Fabricante</text:span></text:p>
            </table:table-cell>
            <table:table-cell table:style-name="Tabla8.A1" office:value-type="string">
              <text:p text:style-name="Table_20_Heading"><text:span text:style-name="Strong_20_Emphasis">BIOS/UEFI</text:span></text:p>
            </table:table-cell>
            <table:table-cell table:style-name="Tabla8.A1" office:value-type="string">
              <text:p text:style-name="Table_20_Heading"><text:span text:style-name="Strong_20_Emphasis">Menú de arranque</text:span></text:p>
            </table:table-cell>
          </table:table-row>
        </table:table-header-rows>
        <table:table-row>
          <table:table-cell table:style-name="Tabla8.A1" office:value-type="string">
            <text:p text:style-name="Table_20_Contents">ASUS</text:p>
          </table:table-cell>
          <table:table-cell table:style-name="Tabla8.A1" office:value-type="string">
            <text:p text:style-name="Table_20_Contents">F2 o Supr</text:p>
          </table:table-cell>
          <table:table-cell table:style-name="Tabla8.A1" office:value-type="string">
            <text:p text:style-name="Table_20_Contents">F8</text:p>
          </table:table-cell>
        </table:table-row>
        <table:table-row>
          <table:table-cell table:style-name="Tabla8.A1" office:value-type="string">
            <text:p text:style-name="Table_20_Contents">Acer</text:p>
          </table:table-cell>
          <table:table-cell table:style-name="Tabla8.A1" office:value-type="string">
            <text:p text:style-name="Table_20_Contents">F2 o Supr</text:p>
          </table:table-cell>
          <table:table-cell table:style-name="Tabla8.A1" office:value-type="string">
            <text:p text:style-name="Table_20_Contents">F12</text:p>
          </table:table-cell>
        </table:table-row>
        <table:table-row>
          <table:table-cell table:style-name="Tabla8.A1" office:value-type="string">
            <text:p text:style-name="Table_20_Contents">Dell</text:p>
          </table:table-cell>
          <table:table-cell table:style-name="Tabla8.A1" office:value-type="string">
            <text:p text:style-name="Table_20_Contents">F2</text:p>
          </table:table-cell>
          <table:table-cell table:style-name="Tabla8.A1" office:value-type="string">
            <text:p text:style-name="Table_20_Contents">F12</text:p>
          </table:table-cell>
        </table:table-row>
        <table:table-row>
          <table:table-cell table:style-name="Tabla8.A1" office:value-type="string">
            <text:p text:style-name="Table_20_Contents">HP</text:p>
          </table:table-cell>
          <table:table-cell table:style-name="Tabla8.A1" office:value-type="string">
            <text:p text:style-name="Table_20_Contents">F10</text:p>
          </table:table-cell>
          <table:table-cell table:style-name="Tabla8.A1" office:value-type="string">
            <text:p text:style-name="Table_20_Contents">F9</text:p>
          </table:table-cell>
        </table:table-row>
        <table:table-row>
          <table:table-cell table:style-name="Tabla8.A1" office:value-type="string">
            <text:p text:style-name="Table_20_Contents">Lenovo</text:p>
          </table:table-cell>
          <table:table-cell table:style-name="Tabla8.A1" office:value-type="string">
            <text:p text:style-name="Table_20_Contents">F2 o Fn + F2</text:p>
          </table:table-cell>
          <table:table-cell table:style-name="Tabla8.A1" office:value-type="string">
            <text:p text:style-name="Table_20_Contents">F12</text:p>
          </table:table-cell>
        </table:table-row>
        <table:table-row>
          <table:table-cell table:style-name="Tabla8.A1" office:value-type="string">
            <text:p text:style-name="Table_20_Contents">MSI</text:p>
          </table:table-cell>
          <table:table-cell table:style-name="Tabla8.A1" office:value-type="string">
            <text:p text:style-name="Table_20_Contents">Supr</text:p>
          </table:table-cell>
          <table:table-cell table:style-name="Tabla8.A1" office:value-type="string">
            <text:p text:style-name="Table_20_Contents">F11</text:p>
          </table:table-cell>
        </table:table-row>
        <table:table-row>
          <table:table-cell table:style-name="Tabla8.A1" office:value-type="string">
            <text:p text:style-name="Table_20_Contents">Gigabyte</text:p>
          </table:table-cell>
          <table:table-cell table:style-name="Tabla8.A1" office:value-type="string">
            <text:p text:style-name="Table_20_Contents">Supr</text:p>
          </table:table-cell>
          <table:table-cell table:style-name="Tabla8.A1" office:value-type="string">
            <text:p text:style-name="Table_20_Contents">F12</text:p>
          </table:table-cell>
        </table:table-row>
        <table:table-row>
          <table:table-cell table:style-name="Tabla8.A1" office:value-type="string">
            <text:p text:style-name="Table_20_Contents">Toshiba</text:p>
          </table:table-cell>
          <table:table-cell table:style-name="Tabla8.A1" office:value-type="string">
            <text:p text:style-name="Table_20_Contents">F2 o ESC</text:p>
          </table:table-cell>
          <table:table-cell table:style-name="Tabla8.A1" office:value-type="string">
            <text:p text:style-name="Table_20_Contents">F12</text:p>
          </table:table-cell>
        </table:table-row>
        <table:table-row>
          <table:table-cell table:style-name="Tabla8.A1" office:value-type="string">
            <text:p text:style-name="Table_20_Contents">Samsung</text:p>
          </table:table-cell>
          <table:table-cell table:style-name="Tabla8.A1" office:value-type="string">
            <text:p text:style-name="Table_20_Contents">F2</text:p>
          </table:table-cell>
          <table:table-cell table:style-name="Tabla8.A1" office:value-type="string">
            <text:p text:style-name="Table_20_Contents">F10 o ESC</text:p>
          </table:table-cell>
        </table:table-row>
      </table:table>
      <text:p text:style-name="Text_20_body">Si después de todas estas comprobaciones el sistema sigue sin arrancar, es posible que haya un problema en el hardware (disco dañado, RAM defectuosa o placa base).</text:p>
      <text:p text:style-name="Text_20_body"/>
      <text:p text:style-name="P122">Aquí tienes un checklist detallado sobre problemas cuando un equipo <text:span text:style-name="Strong_20_Emphasis">no da señal de vídeo en el monitor</text:span>, tanto en sistemas con <text:span text:style-name="Strong_20_Emphasis">iGPU (gráfica integrada en el procesador)</text:span> como con <text:span text:style-name="Strong_20_Emphasis">GPU discreta (tarjeta gráfica dedicada)</text:span>.</text:p>
      <text:p text:style-name="Horizontal_20_Line"/>
      <text:h text:style-name="Heading_20_2" text:outline-level="2">✅ <text:span text:style-name="Strong_20_Emphasis">Checklist de Problemas de Vídeo en un PC</text:span></text:h>
      <text:h text:style-name="Heading_20_3" text:outline-level="3"><text:span text:style-name="Strong_20_Emphasis">1. Comprobación Inicial</text:span></text:h>
      <text:p text:style-name="Text_20_body">🔲 <text:span text:style-name="Strong_20_Emphasis">Verificar que el PC está encendido</text:span> (LEDs, ventiladores en marcha).<text:line-break/>🔲 <text:span text:style-name="Strong_20_Emphasis">Comprobar conexiones del monitor</text:span> (HDMI, DisplayPort, VGA, DVI, adaptadores).<text:line-break/>🔲 <text:span text:style-name="Strong_20_Emphasis">Probar con otro cable de vídeo</text:span> y puerto diferente.<text:line-break/>🔲 <text:span text:style-name="Strong_20_Emphasis">Probar el monitor en otro equipo</text:span> para descartar fallo del monitor.<text:line-break/>🔲 <text:span text:style-name="Strong_20_Emphasis">Revisar si el monitor está en la entrada correcta</text:span> (ej. HDMI 1, DisplayPort 2, etc.).<text:line-break/>🔲 <text:span text:style-name="Strong_20_Emphasis">Si hay una tarjeta gráfica dedicada, probar en la integrada</text:span> (ver detalles abajo).</text:p>
      <text:p text:style-name="Horizontal_20_Line"/>
      <text:h text:style-name="Heading_20_2" text:outline-level="2">✅ <text:span text:style-name="Strong_20_Emphasis">2. Diagnóstico Según Síntomas</text:span></text:h>
      <table:table table:name="Tabla9" table:style-name="Tabla9">
        <table:table-column table:style-name="Tabla9.A"/>
        <table:table-column table:style-name="Tabla9.B"/>
        <table:table-column table:style-name="Tabla9.C"/>
        <table:table-header-rows>
          <table:table-row>
            <table:table-cell table:style-name="Tabla9.A1" office:value-type="string">
              <text:p text:style-name="Table_20_Heading"><text:span text:style-name="Strong_20_Emphasis">Síntoma</text:span></text:p>
            </table:table-cell>
            <table:table-cell table:style-name="Tabla9.A1" office:value-type="string">
              <text:p text:style-name="Table_20_Heading"><text:span text:style-name="Strong_20_Emphasis">Posible Causa</text:span></text:p>
            </table:table-cell>
            <table:table-cell table:style-name="Tabla9.A1" office:value-type="string">
              <text:p text:style-name="Table_20_Heading"><text:span text:style-name="Strong_20_Emphasis">Solución</text:span></text:p>
            </table:table-cell>
          </table:table-row>
        </table:table-header-rows>
        <table:table-row>
          <table:table-cell table:style-name="Tabla9.A1" office:value-type="string">
            <text:p text:style-name="Table_20_Contents">PC enciende pero no hay imagen</text:p>
          </table:table-cell>
          <table:table-cell table:style-name="Tabla9.A1" office:value-type="string">
            <text:p text:style-name="Table_20_Contents">GPU mal conectada, problema de RAM o BIOS</text:p>
          </table:table-cell>
          <table:table-cell table:style-name="Tabla9.A1" office:value-type="string">
            <text:p text:style-name="Table_20_Contents">Reinsertar RAM, probar en otro puerto de vídeo, resetear BIOS</text:p>
          </table:table-cell>
        </table:table-row>
        <table:table-row>
          <table:table-cell table:style-name="Tabla9.A1" office:value-type="string">
            <text:p text:style-name="Table_20_Contents">No hay imagen ni pitidos de la placa</text:p>
          </table:table-cell>
          <table:table-cell table:style-name="Tabla9.A1" office:value-type="string">
            <text:p text:style-name="Table_20_Contents">CPU, GPU o placa base dañados</text:p>
          </table:table-cell>
          <table:table-cell table:style-name="Tabla9.A1" office:value-type="string">
            <text:p text:style-name="Table_20_Contents">Probar con otra GPU o en la salida de la integrada</text:p>
          </table:table-cell>
        </table:table-row>
        <table:table-row>
          <table:table-cell table:style-name="Tabla9.A1" office:value-type="string">
            <text:p text:style-name="Table_20_Contents">Pitidos de error al arrancar</text:p>
          </table:table-cell>
          <table:table-cell table:style-name="Tabla9.A1" office:value-type="string">
            <text:p text:style-name="Table_20_Contents">Fallo en RAM o GPU</text:p>
          </table:table-cell>
          <table:table-cell table:style-name="Tabla9.A1" office:value-type="string">
            <text:p text:style-name="Table_20_Contents">Consultar el manual de la placa base para códigos de error</text:p>
          </table:table-cell>
        </table:table-row>
        <table:table-row>
          <table:table-cell table:style-name="Tabla9.A1" office:value-type="string">
            <text:p text:style-name="Table_20_Contents">Monitor dice "No Signal"</text:p>
          </table:table-cell>
          <table:table-cell table:style-name="Tabla9.A1" office:value-type="string">
            <text:p text:style-name="Table_20_Contents">Puerto de vídeo incorrecto, fallo en la GPU</text:p>
          </table:table-cell>
          <table:table-cell table:style-name="Tabla9.A1" office:value-type="string">
            <text:p text:style-name="Table_20_Contents">Probar en otra salida de vídeo o en otro PC</text:p>
          </table:table-cell>
        </table:table-row>
        <table:table-row>
          <table:table-cell table:style-name="Tabla9.A1" office:value-type="string">
            <text:p text:style-name="Table_20_Contents">Imagen distorsionada o con artefactos</text:p>
          </table:table-cell>
          <table:table-cell table:style-name="Tabla9.A1" office:value-type="string">
            <text:p text:style-name="Table_20_Contents">Overclock inestable, temperatura alta o GPU dañada</text:p>
          </table:table-cell>
          <table:table-cell table:style-name="Tabla9.A1" office:value-type="string">
            <text:p text:style-name="Table_20_Contents">Restablecer valores de fábrica, revisar temperaturas</text:p>
          </table:table-cell>
        </table:table-row>
        <table:table-row>
          <table:table-cell table:style-name="Tabla9.A1" office:value-type="string">
            <text:p text:style-name="Table_20_Contents">Imagen solo aparece tras el arranque de Windows</text:p>
          </table:table-cell>
          <table:table-cell table:style-name="Tabla9.A1" office:value-type="string">
            <text:p text:style-name="Table_20_Contents">Configuración incorrecta en BIOS o drivers corruptos</text:p>
          </table:table-cell>
          <table:table-cell table:style-name="Tabla9.A1" office:value-type="string">
            <text:p text:style-name="Table_20_Contents">Acceder a BIOS y forzar salida de vídeo correcta</text:p>
          </table:table-cell>
        </table:table-row>
      </table:table>
      <text:p text:style-name="Horizontal_20_Line"/>
      <text:h text:style-name="Heading_20_2" text:outline-level="2">✅ <text:span text:style-name="Strong_20_Emphasis">3. Equipos con IGPU (Gráfica Integrada)</text:span></text:h>
      <text:p text:style-name="Text_20_body">Si el PC tiene <text:span text:style-name="Strong_20_Emphasis">una GPU integrada en el procesador</text:span> (iGPU), seguir estos pasos:</text:p>
      <text:list text:style-name="L16">
        <text:list-item>
          <text:p text:style-name="P66"><text:span text:style-name="Strong_20_Emphasis">Retirar la tarjeta gráfica dedicada</text:span> (si hay una) y conectar el monitor a la placa base.</text:p>
        </text:list-item>
        <text:list-item>
          <text:p text:style-name="P66"><text:span text:style-name="Strong_20_Emphasis">Entrar en la BIOS</text:span> y verificar que la opción de <text:span text:style-name="Strong_20_Emphasis">"Internal Graphics"</text:span> o <text:span text:style-name="Strong_20_Emphasis">"IGPU Multi-Monitor"</text:span> está habilitada.</text:p>
        </text:list-item>
        <text:list-item>
          <text:p text:style-name="P66"><text:span text:style-name="Strong_20_Emphasis">Probar otro puerto de la placa base</text:span> (HDMI, DisplayPort, VGA).</text:p>
        </text:list-item>
        <text:list-item>
          <text:p text:style-name="P65"><text:span text:style-name="Strong_20_Emphasis">Si sigue sin dar imagen</text:span>, puede ser que la CPU no tenga gráficos integrados (ej. AMD Ryzen sin sufijo "G").</text:p>
        </text:list-item>
      </text:list>
      <text:p text:style-name="Horizontal_20_Line"/>
      <text:h text:style-name="Heading_20_2" text:outline-level="2"><text:soft-page-break/>✅ <text:span text:style-name="Strong_20_Emphasis">4. Equipos con Tarjeta Gráfica Dedicada</text:span></text:h>
      <text:p text:style-name="Text_20_body">Si el PC tiene <text:span text:style-name="Strong_20_Emphasis">una tarjeta gráfica discreta</text:span>, seguir estos pasos:</text:p>
      <text:list text:style-name="L17">
        <text:list-item>
          <text:p text:style-name="P68"><text:span text:style-name="Strong_20_Emphasis">Verificar que la GPU está bien insertada en la ranura PCIe</text:span> y asegurarse de que los pines están alineados.</text:p>
        </text:list-item>
        <text:list-item>
          <text:p text:style-name="P68"><text:span text:style-name="Strong_20_Emphasis">Comprobar que la GPU recibe alimentación</text:span> (conectores PCIe de 6/8 pines en la fuente).</text:p>
        </text:list-item>
        <text:list-item>
          <text:p text:style-name="P68"><text:span text:style-name="Strong_20_Emphasis">Probar con otro puerto en la tarjeta gráfica</text:span> (cambiar de HDMI a DisplayPort o viceversa).</text:p>
        </text:list-item>
        <text:list-item>
          <text:p text:style-name="P68"><text:span text:style-name="Strong_20_Emphasis">Si no hay imagen en la GPU dedicada, probar la salida de vídeo de la placa base</text:span> (puede ser que la BIOS esté configurada en modo iGPU).</text:p>
        </text:list-item>
        <text:list-item>
          <text:p text:style-name="P67"><text:span text:style-name="Strong_20_Emphasis">Si la imagen aparece en la integrada pero no en la dedicada</text:span>, entrar en la BIOS y asegurarse de que la opción <text:span text:style-name="Strong_20_Emphasis">"Primary Display Adapter"</text:span> está en <text:span text:style-name="Strong_20_Emphasis">PCIe</text:span> en lugar de IGPU.</text:p>
        </text:list-item>
      </text:list>
      <text:p text:style-name="Horizontal_20_Line"/>
      <text:h text:style-name="Heading_20_2" text:outline-level="2">✅ <text:span text:style-name="Strong_20_Emphasis">5. Restablecer la BIOS si No Hay Imagen</text:span></text:h>
      <text:p text:style-name="Text_20_body">Si el PC no da imagen ni desde la <text:span text:style-name="Strong_20_Emphasis">integrada ni desde la dedicada</text:span>, hacer un <text:span text:style-name="Strong_20_Emphasis">reset de la BIOS</text:span>:</text:p>
      <text:list text:style-name="L18">
        <text:list-item>
          <text:p text:style-name="P70">Apagar el equipo y <text:span text:style-name="Strong_20_Emphasis">desconectar la corriente</text:span>.</text:p>
        </text:list-item>
        <text:list-item>
          <text:p text:style-name="P70"><text:span text:style-name="Strong_20_Emphasis">Retirar la pila CMOS</text:span> de la placa base por 5 minutos.</text:p>
        </text:list-item>
        <text:list-item>
          <text:p text:style-name="P69">Volver a colocar la pila, conectar y encender el equipo.</text:p>
        </text:list-item>
      </text:list>
      <text:p text:style-name="Text_20_body">Si la BIOS estaba mal configurada, esto debería restablecer los valores por defecto y permitir el arranque.</text:p>
      <text:p text:style-name="Horizontal_20_Line"/>
      <text:h text:style-name="Heading_20_2" text:outline-level="2">✅ <text:span text:style-name="Strong_20_Emphasis">6. Problemas Específicos Según Fabricante</text:span></text:h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office:value-type="string">
              <text:p text:style-name="Table_20_Heading"><text:span text:style-name="Strong_20_Emphasis">Fabricante</text:span></text:p>
            </table:table-cell>
            <table:table-cell table:style-name="Tabla10.A1" office:value-type="string">
              <text:p text:style-name="Table_20_Heading"><text:span text:style-name="Strong_20_Emphasis">Tecla para BIOS</text:span></text:p>
            </table:table-cell>
            <table:table-cell table:style-name="Tabla10.A1" office:value-type="string">
              <text:p text:style-name="Table_20_Heading"><text:span text:style-name="Strong_20_Emphasis">Tecla para Boot Menu</text:span></text:p>
            </table:table-cell>
            <table:table-cell table:style-name="Tabla10.A1" office:value-type="string">
              <text:p text:style-name="Table_20_Heading"><text:span text:style-name="Strong_20_Emphasis">Forzar IGPU/GPU</text:span></text:p>
            </table:table-cell>
          </table:table-row>
        </table:table-header-rows>
        <table:table-row>
          <table:table-cell table:style-name="Tabla10.A1" office:value-type="string">
            <text:p text:style-name="Table_20_Contents">ASUS</text:p>
          </table:table-cell>
          <table:table-cell table:style-name="Tabla10.A1" office:value-type="string">
            <text:p text:style-name="Table_20_Contents">F2 o Supr</text:p>
          </table:table-cell>
          <table:table-cell table:style-name="Tabla10.A1" office:value-type="string">
            <text:p text:style-name="Table_20_Contents">F8</text:p>
          </table:table-cell>
          <table:table-cell table:style-name="Tabla10.A1" office:value-type="string">
            <text:p text:style-name="Table_20_Contents">En BIOS: "Primary Display Adapter" = iGPU/PCIe</text:p>
          </table:table-cell>
        </table:table-row>
        <table:table-row>
          <table:table-cell table:style-name="Tabla10.A1" office:value-type="string">
            <text:p text:style-name="Table_20_Contents">Acer</text:p>
          </table:table-cell>
          <table:table-cell table:style-name="Tabla10.A1" office:value-type="string">
            <text:p text:style-name="Table_20_Contents">F2</text:p>
          </table:table-cell>
          <table:table-cell table:style-name="Tabla10.A1" office:value-type="string">
            <text:p text:style-name="Table_20_Contents">F12</text:p>
          </table:table-cell>
          <table:table-cell table:style-name="Tabla10.A1" office:value-type="string">
            <text:p text:style-name="Table_20_Contents">Opción "Graphics Device" en BIOS</text:p>
          </table:table-cell>
        </table:table-row>
        <table:table-row>
          <table:table-cell table:style-name="Tabla10.A1" office:value-type="string">
            <text:p text:style-name="Table_20_Contents">Dell</text:p>
          </table:table-cell>
          <table:table-cell table:style-name="Tabla10.A1" office:value-type="string">
            <text:p text:style-name="Table_20_Contents">F2</text:p>
          </table:table-cell>
          <table:table-cell table:style-name="Tabla10.A1" office:value-type="string">
            <text:p text:style-name="Table_20_Contents">F12</text:p>
          </table:table-cell>
          <table:table-cell table:style-name="Tabla10.A1" office:value-type="string">
            <text:p text:style-name="Table_20_Contents">Algunas placas bloquean iGPU con GPU dedicada</text:p>
          </table:table-cell>
        </table:table-row>
        <table:table-row>
          <table:table-cell table:style-name="Tabla10.A1" office:value-type="string">
            <text:p text:style-name="Table_20_Contents">HP</text:p>
          </table:table-cell>
          <table:table-cell table:style-name="Tabla10.A1" office:value-type="string">
            <text:p text:style-name="Table_20_Contents">F10</text:p>
          </table:table-cell>
          <table:table-cell table:style-name="Tabla10.A1" office:value-type="string">
            <text:p text:style-name="Table_20_Contents">F9</text:p>
          </table:table-cell>
          <table:table-cell table:style-name="Tabla10.A1" office:value-type="string">
            <text:p text:style-name="Table_20_Contents">Cambiar en "Advanced" &gt; "Graphics Configuration"</text:p>
          </table:table-cell>
        </table:table-row>
        <table:table-row>
          <table:table-cell table:style-name="Tabla10.A1" office:value-type="string">
            <text:p text:style-name="Table_20_Contents">Lenovo</text:p>
          </table:table-cell>
          <table:table-cell table:style-name="Tabla10.A1" office:value-type="string">
            <text:p text:style-name="Table_20_Contents">F2 o Fn + F2</text:p>
          </table:table-cell>
          <table:table-cell table:style-name="Tabla10.A1" office:value-type="string">
            <text:p text:style-name="Table_20_Contents">F12</text:p>
          </table:table-cell>
          <table:table-cell table:style-name="Tabla10.A1" office:value-type="string">
            <text:p text:style-name="Table_20_Contents">Asegurar "IGD Multi-Monitor" activo</text:p>
          </table:table-cell>
        </table:table-row>
        <table:table-row>
          <table:table-cell table:style-name="Tabla10.A1" office:value-type="string">
            <text:p text:style-name="Table_20_Contents">MSI</text:p>
          </table:table-cell>
          <table:table-cell table:style-name="Tabla10.A1" office:value-type="string">
            <text:p text:style-name="Table_20_Contents">Supr</text:p>
          </table:table-cell>
          <table:table-cell table:style-name="Tabla10.A1" office:value-type="string">
            <text:p text:style-name="Table_20_Contents">F11</text:p>
          </table:table-cell>
          <table:table-cell table:style-name="Tabla10.A1" office:value-type="string">
            <text:p text:style-name="Table_20_Contents">En BIOS: "Initiate Graphics Adapter" = PEG o IGD</text:p>
          </table:table-cell>
        </table:table-row>
        <table:table-row>
          <table:table-cell table:style-name="Tabla10.A1" office:value-type="string">
            <text:p text:style-name="Table_20_Contents">Gigabyte</text:p>
          </table:table-cell>
          <table:table-cell table:style-name="Tabla10.A1" office:value-type="string">
            <text:p text:style-name="Table_20_Contents">Supr</text:p>
          </table:table-cell>
          <table:table-cell table:style-name="Tabla10.A1" office:value-type="string">
            <text:p text:style-name="Table_20_Contents">F12</text:p>
          </table:table-cell>
          <table:table-cell table:style-name="Tabla10.A1" office:value-type="string">
            <text:p text:style-name="Table_20_Contents">"Primary Display" en "Peripherals"</text:p>
          </table:table-cell>
        </table:table-row>
        <table:table-row>
          <table:table-cell table:style-name="Tabla10.A1" office:value-type="string">
            <text:p text:style-name="Table_20_Contents">ASRock</text:p>
          </table:table-cell>
          <table:table-cell table:style-name="Tabla10.A1" office:value-type="string">
            <text:p text:style-name="Table_20_Contents">F2 o Supr</text:p>
          </table:table-cell>
          <table:table-cell table:style-name="Tabla10.A1" office:value-type="string">
            <text:p text:style-name="Table_20_Contents">F11</text:p>
          </table:table-cell>
          <table:table-cell table:style-name="Tabla10.A1" office:value-type="string">
            <text:p text:style-name="Table_20_Contents">Opción "Advanced Display Settings"</text:p>
          </table:table-cell>
        </table:table-row>
      </table:table>
      <text:p text:style-name="Horizontal_20_Line"/>
      <text:h text:style-name="Heading_20_2" text:outline-level="2">✅ <text:span text:style-name="Strong_20_Emphasis">7. Si Todo Falla, Últimas Pruebas</text:span></text:h>
      <text:p text:style-name="Text_20_body">🔲 <text:span text:style-name="Strong_20_Emphasis">Probar la tarjeta gráfica en otro PC.</text:span><text:line-break/>🔲 <text:span text:style-name="Strong_20_Emphasis">Probar otro monitor o televisor.</text:span><text:line-break/><text:soft-page-break/>🔲 <text:span text:style-name="Strong_20_Emphasis">Verificar que la RAM está correctamente insertada.</text:span><text:line-break/>🔲 <text:span text:style-name="Strong_20_Emphasis">Si la placa tiene un speaker, revisar los pitidos de error.</text:span></text:p>
      <text:p text:style-name="Text_20_body">Si el problema persiste, puede haber un fallo en la placa base, la GPU o la fuente de alimentación.</text:p>
      <text:p text:style-name="Text_20_body"/>
      <text:p text:style-name="P122">Aquí tienes un <text:span text:style-name="Strong_20_Emphasis">checklist</text:span> y los métodos para recuperar el acceso a un equipo si se ha olvidado la contraseña, tanto en <text:span text:style-name="Strong_20_Emphasis">Windows 10/11</text:span> como en <text:span text:style-name="Strong_20_Emphasis">Linux</text:span>.</text:p>
      <text:p text:style-name="Horizontal_20_Line"/>
      <text:h text:style-name="Heading_20_1" text:outline-level="1">✅ <text:span text:style-name="Strong_20_Emphasis">Recuperación de Acceso en Windows 10/11</text:span></text:h>
      <text:h text:style-name="Heading_20_3" text:outline-level="3"><text:span text:style-name="Strong_20_Emphasis">1️⃣ Métodos Oficiales de Microsoft</text:span></text:h>
      <text:p text:style-name="Text_20_body">🔲 <text:span text:style-name="Strong_20_Emphasis">Intentar restablecer la contraseña con una cuenta Microsoft</text:span></text:p>
      <text:list text:style-name="L19">
        <text:list-item>
          <text:p text:style-name="P72">Si la cuenta de usuario está vinculada a una cuenta Microsoft:</text:p>
          <text:list>
            <text:list-item>
              <text:p text:style-name="P72">Ir a https://account.live.com/password/reset en otro dispositivo.</text:p>
            </text:list-item>
            <text:list-item>
              <text:p text:style-name="P72">Seguir los pasos para restablecer la contraseña usando un correo alternativo o teléfono.</text:p>
            </text:list-item>
            <text:list-item>
              <text:p text:style-name="P71">Iniciar sesión con la nueva contraseña.</text:p>
            </text:list-item>
          </text:list>
        </text:list-item>
      </text:list>
      <text:p text:style-name="Text_20_body">🔲 <text:span text:style-name="Strong_20_Emphasis">Intentar con una cuenta de administrador alternativa</text:span></text:p>
      <text:list text:style-name="L20">
        <text:list-item>
          <text:p text:style-name="P74">Si hay otra cuenta de administrador en el equipo, iniciar sesión en ella y cambiar la contraseña del usuario bloqueado:</text:p>
          <text:list>
            <text:list-item>
              <text:p text:style-name="P74">Abrir <text:span text:style-name="Strong_20_Emphasis">Configuración &gt; Cuentas &gt; Opciones de inicio de sesión</text:span>.</text:p>
            </text:list-item>
            <text:list-item>
              <text:p text:style-name="P73">Seleccionar la cuenta bloqueada y elegir "Cambiar contraseña".</text:p>
            </text:list-item>
          </text:list>
        </text:list-item>
      </text:list>
      <text:p text:style-name="Text_20_body">🔲 <text:span text:style-name="Strong_20_Emphasis">Usar un disco de restablecimiento de contraseña</text:span> <text:span text:style-name="Emphasis">(si se creó previamente)</text:span></text:p>
      <text:list text:style-name="L21">
        <text:list-item>
          <text:p text:style-name="P76">Si se creó un <text:span text:style-name="Strong_20_Emphasis">disco de restablecimiento de contraseña</text:span> en un USB:</text:p>
          <text:list>
            <text:list-item>
              <text:p text:style-name="P76">Conectar el USB en el equipo bloqueado.</text:p>
            </text:list-item>
            <text:list-item>
              <text:p text:style-name="P76">En la pantalla de inicio de sesión, hacer clic en "Restablecer contraseña".</text:p>
            </text:list-item>
            <text:list-item>
              <text:p text:style-name="P75">Seguir los pasos para cambiarla.</text:p>
            </text:list-item>
          </text:list>
        </text:list-item>
      </text:list>
      <text:p text:style-name="Horizontal_20_Line"/>
      <text:h text:style-name="Heading_20_3" text:outline-level="3"><text:span text:style-name="Strong_20_Emphasis">2️⃣ Métodos Avanzados (Si No Hay Acceso a una Cuenta Alternativa)</text:span></text:h>
      <text:p text:style-name="Text_20_body">🔲 <text:span text:style-name="Strong_20_Emphasis">Usar el Modo Seguro con Símbolo del Sistema</text:span> <text:span text:style-name="Emphasis">(si se puede acceder)</text:span></text:p>
      <text:list text:style-name="L22">
        <text:list-item>
          <text:p text:style-name="P78">Reiniciar el equipo y presionar <text:span text:style-name="Strong_20_Emphasis">F8/F11/F12</text:span> (según el fabricante).</text:p>
        </text:list-item>
        <text:list-item>
          <text:p text:style-name="P78">Seleccionar <text:span text:style-name="Strong_20_Emphasis">Solucionar problemas &gt; Opciones avanzadas &gt; Símbolo del sistema</text:span>.</text:p>
        </text:list-item>
        <text:list-item>
          <text:p text:style-name="P77">Escribir el siguiente comando para habilitar el usuario administrador oculto:</text:p>
          <text:p text:style-name="P11"/>
          <text:p text:style-name="P12"><text:span text:style-name="Source_20_Text">net user Administrator /active:yes</text:span></text:p>
        </text:list-item>
        <text:list-item>
          <text:p text:style-name="P78">Reiniciar y entrar con la cuenta <text:span text:style-name="Strong_20_Emphasis">Administrador</text:span>.</text:p>
        </text:list-item>
        <text:list-item>
          <text:p text:style-name="P77">Cambiar la contraseña del usuario bloqueado con:</text:p>
          <text:p text:style-name="P11"/>
          <text:p text:style-name="P12"><text:span text:style-name="Source_20_Text">net user usuario_nuevo contraseña_nueva</text:span></text:p>
        </text:list-item>
        <text:list-item>
          <text:p text:style-name="P77">Cerrar sesión e iniciar con la nueva contraseña.</text:p>
        </text:list-item>
      </text:list>
      <text:p text:style-name="Horizontal_20_Line"/>
      <text:h text:style-name="Heading_20_3" text:outline-level="3"><text:soft-page-break/><text:span text:style-name="Strong_20_Emphasis">3️⃣ Métodos con Herramientas Externas</text:span></text:h>
      <text:p text:style-name="Text_20_body">🔲 <text:span text:style-name="Strong_20_Emphasis">Usar Hiren's BootCD PE o Medicat USB</text:span> <text:span text:style-name="Emphasis">(USB de rescate con herramientas de recuperación)</text:span></text:p>
      <text:list text:style-name="L23">
        <text:list-item>
          <text:p text:style-name="P80">Descargar <text:span text:style-name="Strong_20_Emphasis">Hiren’s BootCD PE</text:span> (<text:a xlink:type="simple" xlink:href="https://www.hirensbootcd.org/" office:target-frame-name="_new" xlink:show="replace" text:style-name="Internet_20_link" text:visited-style-name="Visited_20_Internet_20_Link">https://www.hirensbootcd.org/</text:a>).</text:p>
        </text:list-item>
        <text:list-item>
          <text:p text:style-name="P80">Crear un USB booteable con <text:span text:style-name="Strong_20_Emphasis">Rufus</text:span>.</text:p>
        </text:list-item>
        <text:list-item>
          <text:p text:style-name="P80">Arrancar desde el USB y ejecutar <text:span text:style-name="Strong_20_Emphasis">NT Password Edit</text:span>.</text:p>
        </text:list-item>
        <text:list-item>
          <text:p text:style-name="P79">Seleccionar la cuenta bloqueada y restablecer la contraseña.</text:p>
        </text:list-item>
      </text:list>
      <text:p text:style-name="Text_20_body">🔲 <text:span text:style-name="Strong_20_Emphasis">Usar "Offline NT Password &amp; Registry Editor" (NTPWEdit)</text:span> <text:span text:style-name="Emphasis">(para borrar contraseñas locales)</text:span></text:p>
      <text:list text:style-name="L24">
        <text:list-item>
          <text:p text:style-name="P82">Descargar <text:span text:style-name="Strong_20_Emphasis">NTPWEdit</text:span> y crear un USB de arranque con él.</text:p>
        </text:list-item>
        <text:list-item>
          <text:p text:style-name="P82">Iniciar el equipo desde el USB.</text:p>
        </text:list-item>
        <text:list-item>
          <text:p text:style-name="P82">Seleccionar la cuenta bloqueada y borrar la contraseña.</text:p>
        </text:list-item>
        <text:list-item>
          <text:p text:style-name="P81">Reiniciar e iniciar sesión sin contraseña.</text:p>
        </text:list-item>
      </text:list>
      <text:p text:style-name="Horizontal_20_Line"/>
      <text:h text:style-name="Heading_20_3" text:outline-level="3"><text:span text:style-name="Strong_20_Emphasis">4️⃣ Reinstalar Windows (Última Opción)</text:span></text:h>
      <text:p text:style-name="Text_20_body">🔲 Si no es posible recuperar el acceso, se puede <text:span text:style-name="Strong_20_Emphasis">reinstalar Windows sin perder archivos</text:span>:</text:p>
      <text:list text:style-name="L25">
        <text:list-item>
          <text:p text:style-name="P84">Crear un USB de instalación de Windows con la herramienta oficial.</text:p>
        </text:list-item>
        <text:list-item>
          <text:p text:style-name="P84">Iniciar el equipo desde el USB y seleccionar <text:span text:style-name="Strong_20_Emphasis">"Reparar equipo"</text:span>.</text:p>
        </text:list-item>
        <text:list-item>
          <text:p text:style-name="P84">Elegir <text:span text:style-name="Strong_20_Emphasis">Restablecer este PC &gt; Conservar archivos</text:span>.</text:p>
        </text:list-item>
        <text:list-item>
          <text:p text:style-name="P83">Configurar un nuevo usuario tras la reinstalación.</text:p>
        </text:list-item>
      </text:list>
      <text:p text:style-name="Horizontal_20_Line"/>
      <text:h text:style-name="Heading_20_1" text:outline-level="1">✅ <text:span text:style-name="Strong_20_Emphasis">Recuperación de Acceso en Linux</text:span></text:h>
      <text:h text:style-name="Heading_20_3" text:outline-level="3"><text:span text:style-name="Strong_20_Emphasis">1️⃣ Método Oficial: Modo Recuperación (Recovery Mode)</text:span></text:h>
      <text:p text:style-name="Text_20_body">🔲 <text:span text:style-name="Strong_20_Emphasis">Si el sistema usa GRUB (la mayoría de distribuciones como Ubuntu, Debian, Mint, Fedora, Arch Linux)</text:span></text:p>
      <text:list text:style-name="L26">
        <text:list-item>
          <text:p text:style-name="P86">Reiniciar el equipo y presionar <text:span text:style-name="Strong_20_Emphasis">Shift (o Esc en algunos casos)</text:span> para entrar en el menú de GRUB.</text:p>
        </text:list-item>
        <text:list-item>
          <text:p text:style-name="P86">Seleccionar la opción <text:span text:style-name="Strong_20_Emphasis">"Advanced options for Ubuntu"</text:span> o similar.</text:p>
        </text:list-item>
        <text:list-item>
          <text:p text:style-name="P86">Elegir <text:span text:style-name="Strong_20_Emphasis">"Recovery mode"</text:span> y luego <text:span text:style-name="Strong_20_Emphasis">"Root shell"</text:span>.</text:p>
        </text:list-item>
        <text:list-item>
          <text:p text:style-name="P85">Montar el sistema como lectura/escritura con:</text:p>
          <text:p text:style-name="P13"/>
          <text:p text:style-name="P14"><text:span text:style-name="Source_20_Text">mount -o remount,rw /</text:span></text:p>
        </text:list-item>
        <text:list-item>
          <text:p text:style-name="P85">Cambiar la contraseña del usuario con:</text:p>
          <text:p text:style-name="P13"/>
          <text:p text:style-name="P14"><text:span text:style-name="Source_20_Text">passwd usuario</text:span></text:p>
        </text:list-item>
        <text:list-item>
          <text:p text:style-name="P86">Escribir la nueva contraseña y confirmarla.</text:p>
        </text:list-item>
        <text:list-item>
          <text:p text:style-name="P85">Reiniciar con:</text:p>
          <text:p text:style-name="P13"><text:soft-page-break/></text:p>
          <text:p text:style-name="P14"><text:span text:style-name="Source_20_Text">reboot</text:span></text:p>
        </text:list-item>
      </text:list>
      <text:p text:style-name="Horizontal_20_Line"/>
      <text:h text:style-name="Heading_20_3" text:outline-level="3"><text:span text:style-name="Strong_20_Emphasis">2️⃣ Método Alternativo: Modificar el Grub Manualmente</text:span></text:h>
      <text:p text:style-name="Text_20_body">🔲 <text:span text:style-name="Strong_20_Emphasis">Si no hay opción de recuperación en GRUB</text:span></text:p>
      <text:list text:style-name="L27">
        <text:list-item>
          <text:p text:style-name="P88">Reiniciar y entrar en GRUB.</text:p>
        </text:list-item>
        <text:list-item>
          <text:p text:style-name="P88">Seleccionar la línea del kernel y presionar <text:span text:style-name="Strong_20_Emphasis">"e"</text:span> para editar.</text:p>
        </text:list-item>
        <text:list-item>
          <text:p text:style-name="P87">Buscar la línea que comienza con <text:span text:style-name="Source_20_Text">linux /boot/vmlinuz...</text:span> y agregar al final:</text:p>
          <text:p text:style-name="P15"/>
          <text:p text:style-name="P16"><text:span text:style-name="Source_20_Text">init=/bin/bash</text:span></text:p>
        </text:list-item>
        <text:list-item>
          <text:p text:style-name="P88">Presionar <text:span text:style-name="Strong_20_Emphasis">Ctrl + X</text:span> o <text:span text:style-name="Strong_20_Emphasis">F10</text:span> para arrancar.</text:p>
        </text:list-item>
        <text:list-item>
          <text:p text:style-name="P88">El sistema iniciará en modo bash sin pedir contraseña.</text:p>
        </text:list-item>
        <text:list-item>
          <text:p text:style-name="P87">Montar el sistema con permisos de escritura:</text:p>
          <text:p text:style-name="P15"/>
          <text:p text:style-name="P16"><text:span text:style-name="Source_20_Text">mount -o remount,rw /</text:span></text:p>
        </text:list-item>
        <text:list-item>
          <text:p text:style-name="P87">Cambiar la contraseña del usuario:</text:p>
          <text:p text:style-name="P15"/>
          <text:p text:style-name="P16"><text:span text:style-name="Source_20_Text">passwd usuario</text:span></text:p>
        </text:list-item>
        <text:list-item>
          <text:p text:style-name="P87">Reiniciar con:</text:p>
          <text:p text:style-name="P15"/>
          <text:p text:style-name="P16"><text:span text:style-name="Source_20_Text">reboot</text:span></text:p>
        </text:list-item>
      </text:list>
      <text:p text:style-name="Horizontal_20_Line"/>
      <text:h text:style-name="Heading_20_3" text:outline-level="3"><text:span text:style-name="Strong_20_Emphasis">3️⃣ Métodos con Herramientas Externas</text:span></text:h>
      <text:p text:style-name="Text_20_body">🔲 <text:span text:style-name="Strong_20_Emphasis">Usar una Live USB de Ubuntu o cualquier distro</text:span></text:p>
      <text:list text:style-name="L28">
        <text:list-item>
          <text:p text:style-name="P90">Arrancar desde un USB con Ubuntu Live.</text:p>
        </text:list-item>
        <text:list-item>
          <text:p text:style-name="P89">Abrir una terminal y montar el disco del sistema:</text:p>
          <text:p text:style-name="P17"/>
          <text:p text:style-name="P18"><text:span text:style-name="Source_20_Text">sudo mount /dev/sdXn /mnt</text:span></text:p>
          <text:p text:style-name="P90"><text:span text:style-name="Emphasis">(Sustituir </text:span><text:span text:style-name="Emphasis"><text:span text:style-name="Source_20_Text">/dev/sdXn</text:span></text:span><text:span text:style-name="Emphasis"> por la partición del sistema, verificar con </text:span><text:span text:style-name="Emphasis"><text:span text:style-name="Source_20_Text">lsblk</text:span></text:span><text:span text:style-name="Emphasis"> o </text:span><text:span text:style-name="Emphasis"><text:span text:style-name="Source_20_Text">fdisk -l</text:span></text:span><text:span text:style-name="Emphasis">).</text:span></text:p>
        </text:list-item>
        <text:list-item>
          <text:p text:style-name="P89">Acceder como root al sistema montado:</text:p>
          <text:p text:style-name="P17"/>
          <text:p text:style-name="P18"><text:span text:style-name="Source_20_Text">sudo chroot /mnt</text:span></text:p>
        </text:list-item>
        <text:list-item>
          <text:p text:style-name="P89">Cambiar la contraseña del usuario con:</text:p>
          <text:p text:style-name="P17"/>
          <text:p text:style-name="P18"><text:span text:style-name="Source_20_Text">passwd usuario</text:span></text:p>
        </text:list-item>
        <text:list-item>
          <text:p text:style-name="P89">Salir y reiniciar.</text:p>
        </text:list-item>
      </text:list>
      <text:p text:style-name="Horizontal_20_Line"/>
      <text:h text:style-name="Heading_20_3" text:outline-level="3"><text:soft-page-break/><text:span text:style-name="Strong_20_Emphasis">4️⃣ Última Opción: Crear un Nuevo Usuario Administrador</text:span></text:h>
      <text:p text:style-name="Text_20_body">Si no es posible cambiar la contraseña del usuario bloqueado, se puede <text:span text:style-name="Strong_20_Emphasis">crear un nuevo usuario con permisos de administrador</text:span>.</text:p>
      <text:list text:style-name="L29">
        <text:list-item>
          <text:p text:style-name="P92">Iniciar en <text:span text:style-name="Strong_20_Emphasis">modo recuperación</text:span> o desde una <text:span text:style-name="Strong_20_Emphasis">Live USB</text:span>.</text:p>
        </text:list-item>
        <text:list-item>
          <text:p text:style-name="P91">Montar el sistema y acceder con chroot:</text:p>
          <text:p text:style-name="P19"/>
          <text:p text:style-name="P20"><text:span text:style-name="Source_20_Text">sudo chroot /mnt</text:span></text:p>
        </text:list-item>
        <text:list-item>
          <text:p text:style-name="P91">Crear un nuevo usuario con:</text:p>
          <text:p text:style-name="P19"/>
          <text:p text:style-name="P20"><text:span text:style-name="Source_20_Text">useradd -m -G sudo nuevo_usuario</text:span></text:p>
        </text:list-item>
        <text:list-item>
          <text:p text:style-name="P91">Establecer la contraseña del nuevo usuario:</text:p>
          <text:p text:style-name="P19"/>
          <text:p text:style-name="P20"><text:span text:style-name="Source_20_Text">passwd nuevo_usuario</text:span></text:p>
        </text:list-item>
        <text:list-item>
          <text:p text:style-name="P91">Reiniciar y acceder con el nuevo usuario.</text:p>
        </text:list-item>
      </text:list>
      <text:p text:style-name="Horizontal_20_Line"/>
      <text:h text:style-name="Heading_20_3" text:outline-level="3"><text:span text:style-name="Strong_20_Emphasis">Conclusión</text:span></text:h>
      <text:list text:style-name="L30">
        <text:list-item>
          <text:p text:style-name="P94"><text:span text:style-name="Strong_20_Emphasis">Windows 10/11</text:span> permite recuperar el acceso con una cuenta Microsoft, restablecer la contraseña desde otro usuario, o usar herramientas de terceros.</text:p>
        </text:list-item>
        <text:list-item>
          <text:p text:style-name="P94"><text:span text:style-name="Strong_20_Emphasis">Linux</text:span> ofrece métodos desde el propio sistema (Recovery Mode, modificar GRUB) o con una Live USB.</text:p>
        </text:list-item>
        <text:list-item>
          <text:p text:style-name="P93"><text:span text:style-name="Strong_20_Emphasis">Siempre es recomendable crear un disco de recuperación o una cuenta de respaldo</text:span> para evitar problemas en el futuro.</text:p>
        </text:list-item>
      </text:list>
      <text:p text:style-name="Text_20_body"/>
      <text:p text:style-name="P122">Aquí tienes un <text:span text:style-name="Strong_20_Emphasis">checklist</text:span> detallado para solucionar problemas de <text:span text:style-name="Strong_20_Emphasis">conectividad de red</text:span> cuando el equipo usa <text:span text:style-name="Strong_20_Emphasis">direcciones IP manuales</text:span> en <text:span text:style-name="Strong_20_Emphasis">Windows y Linux</text:span>.</text:p>
      <text:p text:style-name="Horizontal_20_Line"/>
      <text:h text:style-name="Heading_20_1" text:outline-level="1">✅ <text:span text:style-name="Strong_20_Emphasis">Solución de Problemas de Red con IP Manual</text:span></text:h>
      <text:h text:style-name="Heading_20_2" text:outline-level="2"><text:span text:style-name="Strong_20_Emphasis">1️⃣ Comprobaciones Iniciales</text:span></text:h>
      <text:p text:style-name="Text_20_body">🔲 <text:span text:style-name="Strong_20_Emphasis">Verificar si el cable de red o Wi-Fi están conectados correctamente</text:span>.<text:line-break/>🔲 <text:span text:style-name="Strong_20_Emphasis">Reiniciar el router/modem y el equipo</text:span>.<text:line-break/>🔲 <text:span text:style-name="Strong_20_Emphasis">Probar con otro puerto en el router o cambiar el cable de red</text:span>.<text:line-break/>🔲 <text:span text:style-name="Strong_20_Emphasis">Si es Wi-Fi, probar con otra red o acercarse al router</text:span>.<text:line-break/>🔲 <text:span text:style-name="Strong_20_Emphasis">Comprobar si otros dispositivos en la misma red tienen conexión</text:span>.</text:p>
      <text:p text:style-name="Horizontal_20_Line"/>
      <text:h text:style-name="Heading_20_2" text:outline-level="2"><text:span text:style-name="Strong_20_Emphasis">2️⃣ Verificar Configuración de la Dirección IP</text:span></text:h>
      <text:p text:style-name="Text_20_body">Si la dirección IP se configura manualmente, debe estar en el rango correcto de la red.</text:p>
      <text:h text:style-name="Heading_20_3" text:outline-level="3"><text:span text:style-name="Strong_20_Emphasis">Windows 10/11</text:span></text:h>
      <text:p text:style-name="Text_20_body">1️⃣ Abrir <text:span text:style-name="Strong_20_Emphasis">Configuración &gt; Red e Internet &gt; Estado</text:span>.<text:line-break/>2️⃣ Hacer clic en <text:span text:style-name="Strong_20_Emphasis">Cambiar opciones del adaptador</text:span>.<text:line-break/>3️⃣ Hacer clic derecho en la conexión activa (<text:span text:style-name="Strong_20_Emphasis">Ethernet/Wi-Fi</text:span>) y seleccionar <text:span text:style-name="Strong_20_Emphasis">Propiedades</text:span>.<text:line-break/>4️⃣ Seleccionar <text:span text:style-name="Strong_20_Emphasis">Protocolo de Internet versión 4 (TCP/IPv4)</text:span> y hacer clic en <text:span text:style-name="Strong_20_Emphasis">Propiedades</text:span>.<text:line-break/>5️⃣ <text:span text:style-name="Strong_20_Emphasis">Revisar la configuración manual</text:span>:</text:p>
      <text:list text:style-name="L31">
        <text:list-item>
          <text:p text:style-name="P96"><text:span text:style-name="Strong_20_Emphasis">IP</text:span>: Debe estar en el mismo rango que el router (Ej: si el router es <text:span text:style-name="Source_20_Text">192.168.1.1</text:span>, la IP debe ser <text:span text:style-name="Source_20_Text">192.168.1.X</text:span>).</text:p>
        </text:list-item>
        <text:list-item>
          <text:p text:style-name="P96"><text:span text:style-name="Strong_20_Emphasis">Máscara de subred</text:span>: Generalmente <text:span text:style-name="Source_20_Text">255.255.255.0</text:span>.</text:p>
        </text:list-item>
        <text:list-item>
          <text:p text:style-name="P96"><text:span text:style-name="Strong_20_Emphasis">Puerta de enlace</text:span>: Dirección IP del router (<text:span text:style-name="Source_20_Text">192.168.1.1</text:span> o <text:span text:style-name="Source_20_Text">192.168.0.1</text:span>).</text:p>
        </text:list-item>
        <text:list-item>
          <text:p text:style-name="P95"><text:span text:style-name="Strong_20_Emphasis">DNS</text:span>: Probar con <text:span text:style-name="Strong_20_Emphasis">8.8.8.8</text:span> (Google) o <text:span text:style-name="Strong_20_Emphasis">1.1.1.1</text:span> (Cloudflare).<text:line-break/>6️⃣ Aplicar los cambios y probar conexión.</text:p>
        </text:list-item>
      </text:list>
      <text:p text:style-name="Horizontal_20_Line"/>
      <text:h text:style-name="Heading_20_3" text:outline-level="3"><text:span text:style-name="Strong_20_Emphasis">Linux (Ubuntu, Debian, Fedora, etc.)</text:span></text:h>
      <text:p text:style-name="Text_20_body"><text:span text:style-name="Strong_20_Emphasis">Ver la configuración actual:</text:span></text:p>
      <text:p text:style-name="Preformatted_20_Text"/>
      <text:p text:style-name="P22"><text:span text:style-name="Source_20_Text">ip addr show</text:span></text:p>
      <text:p text:style-name="Text_20_body">Si la dirección IP no es la correcta, se puede cambiar manualmente.</text:p>
      <text:p text:style-name="Text_20_body">🔲 <text:span text:style-name="Strong_20_Emphasis">Modificar configuración IP manualmente:</text:span></text:p>
      <text:p text:style-name="Text_20_body">1️⃣ Editar la configuración de la red con <text:span text:style-name="Strong_20_Emphasis">nmcli</text:span>:</text:p>
      <text:p text:style-name="Preformatted_20_Text"/>
      <text:p text:style-name="P21"><text:span text:style-name="Source_20_Text">nmcli con show</text:span></text:p>
      <text:p text:style-name="P23"><text:soft-page-break/><text:span text:style-name="Source_20_Text">nmcli con modify "Conexión Ethernet" ipv4.addresses 192.168.1.100/24</text:span></text:p>
      <text:p text:style-name="P23"><text:span text:style-name="Source_20_Text">nmcli con modify "Conexión Ethernet" ipv4.gateway 192.168.1.1</text:span></text:p>
      <text:p text:style-name="P23"><text:span text:style-name="Source_20_Text">nmcli con modify "Conexión Ethernet" ipv4.dns "8.8.8.8,1.1.1.1"</text:span></text:p>
      <text:p text:style-name="P23"><text:span text:style-name="Source_20_Text">nmcli con modify "Conexión Ethernet" ipv4.method manual</text:span></text:p>
      <text:p text:style-name="P24"><text:span text:style-name="Source_20_Text">nmcli con up "Conexión Ethernet"</text:span></text:p>
      <text:p text:style-name="Text_20_body">2️⃣ O configurar manualmente en el archivo <text:span text:style-name="Source_20_Text">/etc/netplan/01-netcfg.yaml</text:span> (en Ubuntu con Netplan):</text:p>
      <text:p text:style-name="Preformatted_20_Text"/>
      <text:p text:style-name="P21"><text:span text:style-name="Source_20_Text">network:</text:span></text:p>
      <text:p text:style-name="P23"><text:span text:style-name="Source_20_Text"><text:s text:c="2"/>version: 2</text:span></text:p>
      <text:p text:style-name="P23"><text:span text:style-name="Source_20_Text"><text:s text:c="2"/>ethernets:</text:span></text:p>
      <text:p text:style-name="P23"><text:span text:style-name="Source_20_Text"><text:s text:c="4"/>eth0:</text:span></text:p>
      <text:p text:style-name="P23"><text:span text:style-name="Source_20_Text"><text:s text:c="6"/>addresses:</text:span></text:p>
      <text:p text:style-name="P23"><text:span text:style-name="Source_20_Text"><text:s text:c="8"/>- 192.168.1.100/24</text:span></text:p>
      <text:p text:style-name="P23"><text:span text:style-name="Source_20_Text"><text:s text:c="6"/>gateway4: 192.168.1.1</text:span></text:p>
      <text:p text:style-name="P23"><text:span text:style-name="Source_20_Text"><text:s text:c="6"/>nameservers:</text:span></text:p>
      <text:p text:style-name="P23"><text:span text:style-name="Source_20_Text"><text:s text:c="8"/>addresses:</text:span></text:p>
      <text:p text:style-name="P23"><text:span text:style-name="Source_20_Text"><text:s text:c="10"/>- 8.8.8.8</text:span></text:p>
      <text:p text:style-name="P24"><text:span text:style-name="Source_20_Text"><text:s text:c="10"/>- 1.1.1.1</text:span></text:p>
      <text:p text:style-name="Text_20_body">Después, aplicar cambios:</text:p>
      <text:p text:style-name="Preformatted_20_Text"/>
      <text:p text:style-name="P22"><text:span text:style-name="Source_20_Text">sudo netplan apply</text:span></text:p>
      <text:p text:style-name="Horizontal_20_Line"/>
      <text:h text:style-name="Heading_20_2" text:outline-level="2"><text:span text:style-name="Strong_20_Emphasis">3️⃣ Verificar Conectividad</text:span></text:h>
      <text:p text:style-name="Text_20_body">🔲 <text:span text:style-name="Strong_20_Emphasis">Comprobar si la IP se ha asignado correctamente:</text:span></text:p>
      <text:list text:style-name="L32">
        <text:list-item>
          <text:p text:style-name="P97"><text:span text:style-name="Strong_20_Emphasis">Windows:</text:span></text:p>
          <text:p text:style-name="P25">cmd</text:p>
          <text:p text:style-name="P25">CopiarEditar</text:p>
          <text:p text:style-name="P26"><text:span text:style-name="Source_20_Text">ipconfig /all</text:span></text:p>
        </text:list-item>
        <text:list-item>
          <text:p text:style-name="P97"><text:span text:style-name="Strong_20_Emphasis">Linux:</text:span></text:p>
          <text:p text:style-name="P25">bash</text:p>
          <text:p text:style-name="P25">CopiarEditar</text:p>
          <text:p text:style-name="P26"><text:span text:style-name="Source_20_Text">ip addr show</text:span></text:p>
        </text:list-item>
      </text:list>
      <text:p text:style-name="Text_20_body">🔲 <text:span text:style-name="Strong_20_Emphasis">Comprobar conexión con el router:</text:span></text:p>
      <text:p text:style-name="Preformatted_20_Text"/>
      <text:p text:style-name="P22"><text:span text:style-name="Source_20_Text">ping 192.168.1.1</text:span></text:p>
      <text:p text:style-name="Text_20_body">Si no responde, hay un problema con la configuración IP o el cable de red.</text:p>
      <text:p text:style-name="Text_20_body">🔲 <text:span text:style-name="Strong_20_Emphasis">Comprobar conexión con Internet:</text:span></text:p>
      <text:p text:style-name="Preformatted_20_Text"/>
      <text:p text:style-name="P22"><text:span text:style-name="Source_20_Text">ping 8.8.8.8</text:span></text:p>
      <text:p text:style-name="Text_20_body">Si este ping funciona pero <text:span text:style-name="Strong_20_Emphasis">no se puede abrir páginas web</text:span>, hay un problema de DNS.</text:p>
      <text:p text:style-name="Text_20_body">🔲 <text:span text:style-name="Strong_20_Emphasis">Comprobar DNS:</text:span></text:p>
      <text:p text:style-name="Preformatted_20_Text"><text:soft-page-break/></text:p>
      <text:p text:style-name="P21"><text:span text:style-name="Source_20_Text">nslookup google.com <text:s text:c="2"/># Windows</text:span></text:p>
      <text:p text:style-name="P24"><text:span text:style-name="Source_20_Text">dig google.com <text:s text:c="7"/># Linux (si no está instalado, usar nslookup)</text:span></text:p>
      <text:p text:style-name="Text_20_body">Si no hay respuesta, cambiar los DNS a <text:span text:style-name="Strong_20_Emphasis">8.8.8.8</text:span> o <text:span text:style-name="Strong_20_Emphasis">1.1.1.1</text:span>.</text:p>
      <text:p text:style-name="Horizontal_20_Line"/>
      <text:h text:style-name="Heading_20_2" text:outline-level="2"><text:span text:style-name="Strong_20_Emphasis">4️⃣ Reiniciar Adaptadores de Red</text:span></text:h>
      <text:p text:style-name="Text_20_body">Si el problema persiste, se puede reiniciar el adaptador de red:</text:p>
      <text:p text:style-name="Text_20_body">🔲 <text:span text:style-name="Strong_20_Emphasis">Windows</text:span></text:p>
      <text:p text:style-name="Preformatted_20_Text"/>
      <text:p text:style-name="P21"><text:span text:style-name="Source_20_Text">netsh interface set interface "Ethernet" disable</text:span></text:p>
      <text:p text:style-name="P24"><text:span text:style-name="Source_20_Text">netsh interface set interface "Ethernet" enable</text:span></text:p>
      <text:p text:style-name="Text_20_body">🔲 <text:span text:style-name="Strong_20_Emphasis">Linux</text:span></text:p>
      <text:p text:style-name="Preformatted_20_Text"/>
      <text:p text:style-name="P22"><text:span text:style-name="Source_20_Text">sudo systemctl restart NetworkManager</text:span></text:p>
      <text:p text:style-name="Horizontal_20_Line"/>
      <text:h text:style-name="Heading_20_2" text:outline-level="2"><text:span text:style-name="Strong_20_Emphasis">5️⃣ Restablecer Configuración de Red</text:span></text:h>
      <text:p text:style-name="Text_20_body">Si nada funciona, se pueden restablecer los parámetros de red.</text:p>
      <text:p text:style-name="Text_20_body">🔲 <text:span text:style-name="Strong_20_Emphasis">Windows</text:span></text:p>
      <text:p text:style-name="Preformatted_20_Text"/>
      <text:p text:style-name="P21"><text:span text:style-name="Source_20_Text">netsh int ip reset</text:span></text:p>
      <text:p text:style-name="P23"><text:span text:style-name="Source_20_Text">netsh winsock reset</text:span></text:p>
      <text:p text:style-name="P24"><text:span text:style-name="Source_20_Text">ipconfig /flushdns</text:span></text:p>
      <text:p text:style-name="Text_20_body">🔲 <text:span text:style-name="Strong_20_Emphasis">Linux</text:span></text:p>
      <text:p text:style-name="Preformatted_20_Text"/>
      <text:p text:style-name="P21"><text:span text:style-name="Source_20_Text">sudo rm -f /var/lib/NetworkManager/NetworkManager.state</text:span></text:p>
      <text:p text:style-name="P24"><text:span text:style-name="Source_20_Text">sudo systemctl restart NetworkManager</text:span></text:p>
      <text:p text:style-name="Horizontal_20_Line"/>
      <text:h text:style-name="Heading_20_2" text:outline-level="2"><text:span text:style-name="Strong_20_Emphasis">Conclusión</text:span></text:h>
      <text:list text:style-name="L33">
        <text:list-item>
          <text:p text:style-name="P99"><text:span text:style-name="Strong_20_Emphasis">Si la IP está mal configurada, corregirla en IPv4 (Windows/Linux)</text:span>.</text:p>
        </text:list-item>
        <text:list-item>
          <text:p text:style-name="P99"><text:span text:style-name="Strong_20_Emphasis">Si el ping al router falla, hay un problema de conexión física o de configuración</text:span>.</text:p>
        </text:list-item>
        <text:list-item>
          <text:p text:style-name="P99"><text:span text:style-name="Strong_20_Emphasis">Si el ping a 8.8.8.8 funciona pero no hay internet, cambiar los DNS</text:span>.</text:p>
        </text:list-item>
        <text:list-item>
          <text:p text:style-name="P98"><text:span text:style-name="Strong_20_Emphasis">Si todo falla, reiniciar el adaptador o restablecer la configuración de red</text:span>.</text:p>
        </text:list-item>
      </text:list>
      <text:p text:style-name="Text_20_body"/>
      <text:p text:style-name="P122">Aquí tienes un <text:span text:style-name="Strong_20_Emphasis">checklist</text:span> detallado para solucionar problemas al intentar localizar una <text:span text:style-name="Strong_20_Emphasis">impresora de red</text:span> en <text:span text:style-name="Strong_20_Emphasis">Windows y Linux</text:span>.</text:p>
      <text:p text:style-name="Horizontal_20_Line"/>
      <text:h text:style-name="Heading_20_1" text:outline-level="1">✅ <text:span text:style-name="Strong_20_Emphasis">Solución de Problemas de Impresoras en Red</text:span></text:h>
      <text:h text:style-name="Heading_20_2" text:outline-level="2"><text:span text:style-name="Strong_20_Emphasis">1️⃣ Comprobaciones Básicas</text:span></text:h>
      <text:p text:style-name="Text_20_body">🔲 <text:span text:style-name="Strong_20_Emphasis">Verificar que la impresora esté encendida y conectada a la red</text:span>.<text:line-break/>🔲 <text:span text:style-name="Strong_20_Emphasis">Reiniciar la impresora y el router</text:span>.<text:line-break/>🔲 <text:span text:style-name="Strong_20_Emphasis">Verificar si la impresora tiene pantalla y si muestra errores o desconexiones</text:span>.<text:line-break/>🔲 <text:span text:style-name="Strong_20_Emphasis">Si es una impresora Wi-Fi, comprobar que está conectada a la misma red que el PC</text:span>.<text:line-break/>🔲 <text:span text:style-name="Strong_20_Emphasis">Si es una impresora Ethernet, revisar que el cable de red esté bien conectado</text:span>.</text:p>
      <text:p text:style-name="Horizontal_20_Line"/>
      <text:h text:style-name="Heading_20_2" text:outline-level="2"><text:span text:style-name="Strong_20_Emphasis">2️⃣ Obtener la Dirección IP de la Impresora</text:span></text:h>
      <text:p text:style-name="Text_20_body">🔲 <text:span text:style-name="Strong_20_Emphasis">Desde la pantalla de la impresora</text:span> (si tiene una):</text:p>
      <text:list text:style-name="L34">
        <text:list-item>
          <text:p text:style-name="P101">Buscar en <text:span text:style-name="Strong_20_Emphasis">Configuración &gt; Red &gt; Estado de red</text:span>.</text:p>
        </text:list-item>
        <text:list-item>
          <text:p text:style-name="P100">Anotar la dirección IP (Ejemplo: <text:span text:style-name="Source_20_Text">192.168.1.50</text:span>).</text:p>
        </text:list-item>
      </text:list>
      <text:p text:style-name="Text_20_body">🔲 <text:span text:style-name="Strong_20_Emphasis">Desde el Router:</text:span></text:p>
      <text:list text:style-name="L35">
        <text:list-item>
          <text:p text:style-name="P103">Acceder al router desde un navegador (<text:span text:style-name="Source_20_Text">192.168.1.1</text:span> o <text:span text:style-name="Source_20_Text">192.168.0.1</text:span>).</text:p>
        </text:list-item>
        <text:list-item>
          <text:p text:style-name="P102">Buscar la lista de dispositivos conectados.</text:p>
        </text:list-item>
      </text:list>
      <text:p text:style-name="Text_20_body">🔲 <text:span text:style-name="Strong_20_Emphasis">Desde Windows:</text:span></text:p>
      <text:p text:style-name="Preformatted_20_Text"/>
      <text:p text:style-name="P22"><text:span text:style-name="Source_20_Text">arp -a</text:span></text:p>
      <text:list text:style-name="L36">
        <text:list-item>
          <text:p text:style-name="P104">Buscar una dirección IP que corresponda a la impresora.</text:p>
        </text:list-item>
      </text:list>
      <text:p text:style-name="Text_20_body">🔲 <text:span text:style-name="Strong_20_Emphasis">Desde Linux:</text:span></text:p>
      <text:p text:style-name="Preformatted_20_Text"/>
      <text:p text:style-name="P22"><text:span text:style-name="Source_20_Text">nmap -sP 192.168.1.0/24</text:span></text:p>
      <text:list text:style-name="L37">
        <text:list-item>
          <text:p text:style-name="P105">Buscar una IP asociada a una impresora.</text:p>
        </text:list-item>
      </text:list>
      <text:p text:style-name="Horizontal_20_Line"/>
      <text:h text:style-name="Heading_20_2" text:outline-level="2"><text:span text:style-name="Strong_20_Emphasis">3️⃣ Comprobar la Conectividad con la Impresora</text:span></text:h>
      <text:p text:style-name="Text_20_body">🔲 <text:span text:style-name="Strong_20_Emphasis">Hacer un ping a la dirección IP de la impresora</text:span>:</text:p>
      <text:p text:style-name="Preformatted_20_Text"/>
      <text:p text:style-name="P22"><text:span text:style-name="Source_20_Text">ping 192.168.1.50</text:span></text:p>
      <text:list text:style-name="L38">
        <text:list-item>
          <text:p text:style-name="P107">Si responde, la impresora está conectada a la red.</text:p>
        </text:list-item>
        <text:list-item>
          <text:p text:style-name="P106">Si no responde, revisar la conexión de red o cambiar la IP de la impresora.</text:p>
        </text:list-item>
      </text:list>
      <text:p text:style-name="Text_20_body"><text:soft-page-break/>🔲 <text:span text:style-name="Strong_20_Emphasis">Abrir la interfaz web de la impresora</text:span></text:p>
      <text:list text:style-name="L39">
        <text:list-item>
          <text:p text:style-name="P108">Ingresar la IP en un navegador:</text:p>
          <text:p text:style-name="P27"/>
          <text:p text:style-name="P28"><text:span text:style-name="Source_20_Text">http://192.168.1.50</text:span></text:p>
        </text:list-item>
        <text:list-item>
          <text:p text:style-name="P108">Si carga una página, la impresora está en la red.</text:p>
        </text:list-item>
      </text:list>
      <text:p text:style-name="Horizontal_20_Line"/>
      <text:h text:style-name="Heading_20_2" text:outline-level="2"><text:span text:style-name="Strong_20_Emphasis">4️⃣ Agregar la Impresora Manualmente</text:span></text:h>
      <text:h text:style-name="Heading_20_3" text:outline-level="3"><text:span text:style-name="Strong_20_Emphasis">Windows 10/11</text:span></text:h>
      <text:list text:style-name="L40">
        <text:list-item>
          <text:p text:style-name="P110">Ir a <text:span text:style-name="Strong_20_Emphasis">Configuración &gt; Dispositivos &gt; Impresoras y escáneres</text:span>.</text:p>
        </text:list-item>
        <text:list-item>
          <text:p text:style-name="P110">Hacer clic en <text:span text:style-name="Strong_20_Emphasis">Agregar una impresora o un escáner</text:span>.</text:p>
        </text:list-item>
        <text:list-item>
          <text:p text:style-name="P110">Si no aparece, hacer clic en <text:span text:style-name="Strong_20_Emphasis">La impresora que quiero no está en la lista</text:span>.</text:p>
        </text:list-item>
        <text:list-item>
          <text:p text:style-name="P110">Seleccionar <text:span text:style-name="Strong_20_Emphasis">Agregar una impresora mediante su dirección IP o nombre de host</text:span>.</text:p>
        </text:list-item>
        <text:list-item>
          <text:p text:style-name="P110">Introducir la dirección IP de la impresora (<text:span text:style-name="Source_20_Text">192.168.1.50</text:span>).</text:p>
        </text:list-item>
        <text:list-item>
          <text:p text:style-name="P109">Seleccionar el modelo y finalizar la instalación.</text:p>
        </text:list-item>
      </text:list>
      <text:p text:style-name="Horizontal_20_Line"/>
      <text:h text:style-name="Heading_20_3" text:outline-level="3"><text:span text:style-name="Strong_20_Emphasis">Linux (Ubuntu, Debian, Fedora, etc.)</text:span></text:h>
      <text:p text:style-name="Text_20_body">🔲 <text:span text:style-name="Strong_20_Emphasis">Comprobar si CUPS detecta la impresora:</text:span></text:p>
      <text:p text:style-name="Preformatted_20_Text"/>
      <text:p text:style-name="P22"><text:span text:style-name="Source_20_Text">lpinfo -v</text:span></text:p>
      <text:p text:style-name="Text_20_body">🔲 <text:span text:style-name="Strong_20_Emphasis">Agregar la impresora manualmente en CUPS:</text:span></text:p>
      <text:list text:style-name="L41">
        <text:list-item>
          <text:p text:style-name="P111">Abrir un navegador e ir a:</text:p>
          <text:p text:style-name="P29"/>
          <text:p text:style-name="P30"><text:span text:style-name="Source_20_Text">http://localhost:631</text:span></text:p>
        </text:list-item>
        <text:list-item>
          <text:p text:style-name="P112">Ir a <text:span text:style-name="Strong_20_Emphasis">Administración &gt; Agregar impresora</text:span>.</text:p>
        </text:list-item>
        <text:list-item>
          <text:p text:style-name="P112">Seleccionar <text:span text:style-name="Strong_20_Emphasis">"Impresora de red"</text:span> e ingresar la IP.</text:p>
        </text:list-item>
        <text:list-item>
          <text:p text:style-name="P111">Instalar el driver adecuado.</text:p>
        </text:list-item>
      </text:list>
      <text:p text:style-name="Text_20_body">🔲 <text:span text:style-name="Strong_20_Emphasis">Agregar manualmente con lpadmin:</text:span></text:p>
      <text:p text:style-name="Preformatted_20_Text"/>
      <text:p text:style-name="P22"><text:span text:style-name="Source_20_Text">sudo lpadmin -p Mi_Impresora -E -v ipp://192.168.1.50 -m everywhere</text:span></text:p>
      <text:p text:style-name="Horizontal_20_Line"/>
      <text:h text:style-name="Heading_20_2" text:outline-level="2"><text:span text:style-name="Strong_20_Emphasis">5️⃣ Activar el Escaneo de la Red en Windows y Linux</text:span></text:h>
      <text:h text:style-name="Heading_20_3" text:outline-level="3"><text:span text:style-name="Strong_20_Emphasis">Windows: Activar la Detección de Redes</text:span></text:h>
      <text:list text:style-name="L42">
        <text:list-item>
          <text:p text:style-name="P114">Ir a <text:span text:style-name="Strong_20_Emphasis">Panel de control &gt; Redes e Internet &gt; Centro de redes y recursos compartidos</text:span>.</text:p>
        </text:list-item>
        <text:list-item>
          <text:p text:style-name="P114">En el menú izquierdo, hacer clic en <text:span text:style-name="Strong_20_Emphasis">Cambiar configuración de uso compartido avanzado</text:span>.</text:p>
        </text:list-item>
        <text:list-item>
          <text:p text:style-name="P114"><text:soft-page-break/>Activar <text:span text:style-name="Strong_20_Emphasis">Activar la detección de redes</text:span> y <text:span text:style-name="Strong_20_Emphasis">Activar el uso compartido de archivos e impresoras</text:span>.</text:p>
        </text:list-item>
        <text:list-item>
          <text:p text:style-name="P113">Aplicar los cambios y reiniciar la búsqueda de impresoras.</text:p>
        </text:list-item>
      </text:list>
      <text:p text:style-name="Text_20_body">🔲 <text:span text:style-name="Strong_20_Emphasis">Usar el Explorador de Archivos para buscar impresoras en la red</text:span></text:p>
      <text:p text:style-name="Preformatted_20_Text"/>
      <text:p text:style-name="P22"><text:span text:style-name="Source_20_Text">\\192.168.1.50</text:span></text:p>
      <text:list text:style-name="L43">
        <text:list-item>
          <text:p text:style-name="P115">Si se abre una carpeta con la impresora, hacer clic derecho y seleccionar "Conectar".</text:p>
        </text:list-item>
      </text:list>
      <text:p text:style-name="Horizontal_20_Line"/>
      <text:h text:style-name="Heading_20_3" text:outline-level="3"><text:span text:style-name="Strong_20_Emphasis">Linux: Escaneo de la Red</text:span></text:h>
      <text:p text:style-name="Text_20_body">🔲 <text:span text:style-name="Strong_20_Emphasis">Usar Avahi para detectar impresoras en la red:</text:span></text:p>
      <text:p text:style-name="Preformatted_20_Text"/>
      <text:p text:style-name="P22"><text:span text:style-name="Source_20_Text">avahi-browse -art</text:span></text:p>
      <text:p text:style-name="Text_20_body">🔲 <text:span text:style-name="Strong_20_Emphasis">Escanear la red con Nmap:</text:span></text:p>
      <text:p text:style-name="Preformatted_20_Text"/>
      <text:p text:style-name="P22"><text:span text:style-name="Source_20_Text">nmap -p 631,9100 192.168.1.0/24</text:span></text:p>
      <text:list text:style-name="L44">
        <text:list-item>
          <text:p text:style-name="P116">Buscar dispositivos con el puerto <text:span text:style-name="Strong_20_Emphasis">631 (IPP)</text:span> o <text:span text:style-name="Strong_20_Emphasis">9100 (JetDirect)</text:span> abiertos.</text:p>
        </text:list-item>
      </text:list>
      <text:p text:style-name="Horizontal_20_Line"/>
      <text:h text:style-name="Heading_20_2" text:outline-level="2"><text:span text:style-name="Strong_20_Emphasis">6️⃣ Restablecer la Configuración de Red de la Impresora</text:span></text:h>
      <text:p text:style-name="Text_20_body">Si la impresora no aparece en la red, se puede <text:span text:style-name="Strong_20_Emphasis">restablecer su configuración de red</text:span>:<text:line-break/>🔲 <text:span text:style-name="Strong_20_Emphasis">Desde el menú de la impresora:</text:span></text:p>
      <text:list text:style-name="L45">
        <text:list-item>
          <text:p text:style-name="P118">Buscar <text:span text:style-name="Strong_20_Emphasis">Configuración &gt; Red &gt; Restablecer configuración de red</text:span>.<text:line-break/>🔲 <text:span text:style-name="Strong_20_Emphasis">Desde la interfaz web de la impresora:</text:span></text:p>
        </text:list-item>
        <text:list-item>
          <text:p text:style-name="P117">Acceder con la IP en el navegador y buscar la opción de reinicio.</text:p>
        </text:list-item>
      </text:list>
      <text:p text:style-name="Horizontal_20_Line"/>
      <text:h text:style-name="Heading_20_2" text:outline-level="2"><text:span text:style-name="Strong_20_Emphasis">7️⃣ Última Opción: Usar Compartición de Impresora en Otro PC</text:span></text:h>
      <text:p text:style-name="Text_20_body">Si la impresora está conectada a otro PC, se puede <text:span text:style-name="Strong_20_Emphasis">compartir en red</text:span>:</text:p>
      <text:h text:style-name="Heading_20_3" text:outline-level="3"><text:span text:style-name="Strong_20_Emphasis">Windows</text:span></text:h>
      <text:list text:style-name="L46">
        <text:list-item>
          <text:p text:style-name="P120">En el PC donde está conectada la impresora, ir a <text:span text:style-name="Strong_20_Emphasis">Panel de control &gt; Dispositivos e impresoras</text:span>.</text:p>
        </text:list-item>
        <text:list-item>
          <text:p text:style-name="P120">Hacer clic derecho en la impresora y seleccionar <text:span text:style-name="Strong_20_Emphasis">Propiedades de la impresora</text:span>.</text:p>
        </text:list-item>
        <text:list-item>
          <text:p text:style-name="P120">Ir a la pestaña <text:span text:style-name="Strong_20_Emphasis">Compartir</text:span> y activar <text:span text:style-name="Strong_20_Emphasis">Compartir esta impresora</text:span>.</text:p>
        </text:list-item>
        <text:list-item>
          <text:p text:style-name="P119">En el otro PC, agregar la impresora desde <text:span text:style-name="Strong_20_Emphasis">\NOMBRE-PC\Impresora</text:span>.</text:p>
        </text:list-item>
      </text:list>
      <text:h text:style-name="Heading_20_3" text:outline-level="3"><text:span text:style-name="Strong_20_Emphasis">Linux</text:span></text:h>
      <text:p text:style-name="Text_20_body">🔲 <text:span text:style-name="Strong_20_Emphasis">Compartir con CUPS:</text:span></text:p>
      <text:list text:style-name="L47">
        <text:list-item>
          <text:p text:style-name="P121"><text:soft-page-break/>Editar el archivo de configuración:</text:p>
          <text:p text:style-name="P31"/>
          <text:p text:style-name="P33"><text:span text:style-name="Source_20_Text">sudo nano /etc/cups/cupsd.conf</text:span></text:p>
        </text:list-item>
        <text:list-item>
          <text:p text:style-name="P121">Agregar las siguientes líneas para compartir en la red:</text:p>
          <text:p text:style-name="P31"/>
          <text:p text:style-name="P34"><text:span text:style-name="Source_20_Text">Listen *:631</text:span></text:p>
          <text:p text:style-name="P32"><text:span text:style-name="Source_20_Text">Allow @LOCAL</text:span></text:p>
        </text:list-item>
        <text:list-item>
          <text:p text:style-name="P121">Reiniciar CUPS:</text:p>
          <text:p text:style-name="P31"/>
          <text:p text:style-name="P33"><text:span text:style-name="Source_20_Text">sudo systemctl restart cups</text:span></text:p>
        </text:list-item>
        <text:list-item>
          <text:p text:style-name="P121">En otro PC, agregar la impresora con su IP en <text:span text:style-name="Strong_20_Emphasis">http://localhost:631</text:span>.</text:p>
        </text:list-item>
      </text:list>
      <text:p text:style-name="Horizontal_20_Line"/>
      <text:h text:style-name="Heading_20_2" text:outline-level="2"><text:span text:style-name="Strong_20_Emphasis">Conclusión</text:span></text:h>
      <text:p text:style-name="Text_20_body">✅ <text:span text:style-name="Strong_20_Emphasis">Si la impresora no aparece en la red, verificar su dirección IP y conectividad</text:span>.<text:line-break/>✅ <text:span text:style-name="Strong_20_Emphasis">Si responde al ping, agregarla manualmente con su IP</text:span>.<text:line-break/>✅ <text:span text:style-name="Strong_20_Emphasis">Si no responde, activar la detección de red y comprobar puertos abiertos</text:span>.<text:line-break/>✅ <text:span text:style-name="Strong_20_Emphasis">Si todo falla, restablecer la configuración de red de la impresora y reintentar</text:span>.</text:p>
      <text:p text:style-name="P51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5-02-18T17:08:05.085732926</dc:date>
    <meta:editing-duration>PT4H3M21S</meta:editing-duration>
    <meta:editing-cycles>29</meta:editing-cycles>
    <meta:generator>LibreOffice/24.2.2.2$Linux_X86_64 LibreOffice_project/d56cc158d8a96260b836f100ef4b4ef25d6f1a01</meta:generator>
    <meta:print-date>2025-02-16T18:45:57.908855487</meta:print-date>
    <meta:printed-by>Archivos PDF</meta:printed-by>
    <meta:document-statistic meta:table-count="10" meta:image-count="0" meta:object-count="0" meta:page-count="23" meta:paragraph-count="629" meta:word-count="5472" meta:character-count="32534" meta:non-whitespace-character-count="27774"/>
  </office:meta>
</office:document-meta>
</file>